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3.88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32.16mm"/>
    </style:style>
    <style:style style:name="co11" style:family="table-column">
      <style:table-column-properties fo:break-before="auto" style:column-width="46.02mm"/>
    </style:style>
    <style:style style:name="co12" style:family="table-column">
      <style:table-column-properties fo:break-before="auto" style:column-width="46.74mm"/>
    </style:style>
    <style:style style:name="co13" style:family="table-column">
      <style:table-column-properties fo:break-before="auto" style:column-width="46.25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24.11mm"/>
    </style:style>
    <style:style style:name="co16" style:family="table-column">
      <style:table-column-properties fo:break-before="auto" style:column-width="22.17mm"/>
    </style:style>
    <style:style style:name="co17" style:family="table-column">
      <style:table-column-properties fo:break-before="auto" style:column-width="16.83mm"/>
    </style:style>
    <style:style style:name="co18" style:family="table-column">
      <style:table-column-properties fo:break-before="auto" style:column-width="25.33mm"/>
    </style:style>
    <style:style style:name="co19" style:family="table-column">
      <style:table-column-properties fo:break-before="auto" style:column-width="14.87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2.42mm"/>
    </style:style>
    <style:style style:name="co22" style:family="table-column">
      <style:table-column-properties fo:break-before="auto" style:column-width="15.86mm"/>
    </style:style>
    <style:style style:name="co23" style:family="table-column">
      <style:table-column-properties fo:break-before="auto" style:column-width="19.98mm"/>
    </style:style>
    <style:style style:name="co24" style:family="table-column">
      <style:table-column-properties fo:break-before="auto" style:column-width="18.27mm"/>
    </style:style>
    <style:style style:name="co25" style:family="table-column">
      <style:table-column-properties fo:break-before="auto" style:column-width="36.28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0.23mm"/>
    </style:style>
    <style:style style:name="co28" style:family="table-column">
      <style:table-column-properties fo:break-before="auto" style:column-width="17.55mm"/>
    </style:style>
    <style:style style:name="co29" style:family="table-column">
      <style:table-column-properties fo:break-before="auto" style:column-width="15.36mm"/>
    </style:style>
    <style:style style:name="co30" style:family="table-column">
      <style:table-column-properties fo:break-before="auto" style:column-width="28.5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8.26mm"/>
    </style:style>
    <style:style style:name="co33" style:family="table-column">
      <style:table-column-properties fo:break-before="auto" style:column-width="27.53mm"/>
    </style:style>
    <style:style style:name="co34" style:family="table-column">
      <style:table-column-properties fo:break-before="auto" style:column-width="10.02mm"/>
    </style:style>
    <style:style style:name="co35" style:family="table-column">
      <style:table-column-properties fo:break-before="auto" style:column-width="10.74mm"/>
    </style:style>
    <style:style style:name="co36" style:family="table-column">
      <style:table-column-properties fo:break-before="auto" style:column-width="9.77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38.96mm"/>
    </style:style>
    <style:style style:name="co39" style:family="table-column">
      <style:table-column-properties fo:break-before="auto" style:column-width="37.5mm"/>
    </style:style>
    <style:style style:name="co40" style:family="table-column">
      <style:table-column-properties fo:break-before="auto" style:column-width="39.93mm"/>
    </style:style>
    <style:style style:name="co41" style:family="table-column">
      <style:table-column-properties fo:break-before="auto" style:column-width="16.09mm"/>
    </style:style>
    <style:style style:name="co42" style:family="table-column">
      <style:table-column-properties fo:break-before="auto" style:column-width="14.15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32.39mm"/>
    </style:style>
    <style:style style:name="co45" style:family="table-column">
      <style:table-column-properties fo:break-before="auto" style:column-width="15.61mm"/>
    </style:style>
    <style:style style:name="co46" style:family="table-column">
      <style:table-column-properties fo:break-before="auto" style:column-width="26.79mm"/>
    </style:style>
    <style:style style:name="co47" style:family="table-column">
      <style:table-column-properties fo:break-before="auto" style:column-width="23.64mm"/>
    </style:style>
    <style:style style:name="co48" style:family="table-column">
      <style:table-column-properties fo:break-before="auto" style:column-width="22.67mm"/>
    </style:style>
    <style:style style:name="co49" style:family="table-column">
      <style:table-column-properties fo:break-before="auto" style:column-width="26.07mm"/>
    </style:style>
    <style:style style:name="co50" style:family="table-column">
      <style:table-column-properties fo:break-before="auto" style:column-width="21.93mm"/>
    </style:style>
    <style:style style:name="co51" style:family="table-column">
      <style:table-column-properties fo:break-before="auto" style:column-width="39.69mm"/>
    </style:style>
    <style:style style:name="co52" style:family="table-column">
      <style:table-column-properties fo:break-before="auto" style:column-width="41.4mm"/>
    </style:style>
    <style:style style:name="co53" style:family="table-column">
      <style:table-column-properties fo:break-before="auto" style:column-width="30.2mm"/>
    </style:style>
    <style:style style:name="co54" style:family="table-column">
      <style:table-column-properties fo:break-before="auto" style:column-width="33.6mm"/>
    </style:style>
    <style:style style:name="co55" style:family="table-column">
      <style:table-column-properties fo:break-before="auto" style:column-width="34.3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20.85mm"/>
    </style:style>
    <style:style style:name="co64" style:family="table-column">
      <style:table-column-properties fo:break-before="auto" style:column-width="28.98mm"/>
    </style:style>
    <style:style style:name="co65" style:family="table-column">
      <style:table-column-properties fo:break-before="auto" style:column-width="15.12mm"/>
    </style:style>
    <style:style style:name="co66" style:family="table-column">
      <style:table-column-properties fo:break-before="auto" style:column-width="16.33mm"/>
    </style:style>
    <style:style style:name="co67" style:family="table-column">
      <style:table-column-properties fo:break-before="auto" style:column-width="21.75mm"/>
    </style:style>
    <style:style style:name="co68" style:family="table-column">
      <style:table-column-properties fo:break-before="auto" style:column-width="28.7mm"/>
    </style:style>
    <style:style style:name="co69" style:family="table-column">
      <style:table-column-properties fo:break-before="auto" style:column-width="17.34mm"/>
    </style:style>
    <style:style style:name="co70" style:family="table-column">
      <style:table-column-properties fo:break-before="auto" style:column-width="5.26mm"/>
    </style:style>
    <style:style style:name="co71" style:family="table-column">
      <style:table-column-properties fo:break-before="auto" style:column-width="37.69mm"/>
    </style:style>
    <style:style style:name="co72" style:family="table-column">
      <style:table-column-properties fo:break-before="auto" style:column-width="26.86mm"/>
    </style:style>
    <style:style style:name="co73" style:family="table-column">
      <style:table-column-properties fo:break-before="auto" style:column-width="54.27mm"/>
    </style:style>
    <style:style style:name="co74" style:family="table-column">
      <style:table-column-properties fo:break-before="auto" style:column-width="47.91mm"/>
    </style:style>
    <style:style style:name="co75" style:family="table-column">
      <style:table-column-properties fo:break-before="auto" style:column-width="44.6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9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10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1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13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50" style:family="table-cell" style:parent-style-name="Default" style:data-style-name="N1"/>
    <style:style style:name="ce45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])))" style:apply-style-name="HintergrundGruen" style:base-cell-address="'Modul Verbesserung'.B2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])))" style:apply-style-name="HintergrundGruen" style:base-cell-address="'Modul Verbesserung'.B3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])))" style:apply-style-name="HintergrundGruen" style:base-cell-address="'Modul Verbesserung'.B4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])))" style:apply-style-name="HintergrundGruen" style:base-cell-address="'Modul Verbesserung'.B5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])))" style:apply-style-name="HintergrundGruen" style:base-cell-address="'Modul Verbesserung'.B6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])))" style:apply-style-name="HintergrundGruen" style:base-cell-address="'Modul Verbesserung'.B7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'Modul Verbesserung'.B8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'Modul Verbesserung'.B9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'Modul Verbesserung'.B10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'Modul Verbesserung'.B11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])))" style:apply-style-name="HintergrundGruen" style:base-cell-address="'Modul Verbesserung'.B12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'Modul Verbesserung'.B13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'Modul Verbesserung'.B14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'Modul Verbesserung'.B15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'Modul Verbesserung'.B16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'Modul Verbesserung'.B17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])))" style:apply-style-name="HintergrundGruen" style:base-cell-address="'Modul Verbesserung'.B18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])))" style:apply-style-name="HintergrundGruen" style:base-cell-address="'Modul Verbesserung'.B19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])))" style:apply-style-name="HintergrundGruen" style:base-cell-address="'Modul Verbesserung'.B20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])))" style:apply-style-name="HintergrundGruen" style:base-cell-address="'Modul Verbesserung'.B21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])))" style:apply-style-name="HintergrundGruen" style:base-cell-address="'Modul Verbesserung'.B22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3])))" style:apply-style-name="HintergrundGruen" style:base-cell-address="'Modul Verbesserung'.B23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4])))" style:apply-style-name="HintergrundGruen" style:base-cell-address="'Modul Verbesserung'.B24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5])))" style:apply-style-name="HintergrundGruen" style:base-cell-address="'Modul Verbesserung'.B25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6])))" style:apply-style-name="HintergrundGruen" style:base-cell-address="'Modul Verbesserung'.B26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7])))" style:apply-style-name="HintergrundGruen" style:base-cell-address="'Modul Verbesserung'.B27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8])))" style:apply-style-name="HintergrundGruen" style:base-cell-address="'Modul Verbesserung'.B28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9])))" style:apply-style-name="HintergrundGruen" style:base-cell-address="'Modul Verbesserung'.B29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0])))" style:apply-style-name="HintergrundGruen" style:base-cell-address="'Modul Verbesserung'.B30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1])))" style:apply-style-name="HintergrundGruen" style:base-cell-address="'Modul Verbesserung'.B31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2])))" style:apply-style-name="HintergrundGruen" style:base-cell-address="'Modul Verbesserung'.B32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3])))" style:apply-style-name="HintergrundGruen" style:base-cell-address="'Modul Verbesserung'.B33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4])))" style:apply-style-name="HintergrundGruen" style:base-cell-address="'Modul Verbesserung'.B34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5])))" style:apply-style-name="HintergrundGruen" style:base-cell-address="'Modul Verbesserung'.B35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6])))" style:apply-style-name="HintergrundGruen" style:base-cell-address="'Modul Verbesserung'.B36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7])))" style:apply-style-name="HintergrundGruen" style:base-cell-address="'Modul Verbesserung'.B37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8])))" style:apply-style-name="HintergrundGruen" style:base-cell-address="'Modul Verbesserung'.B38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9])))" style:apply-style-name="HintergrundGruen" style:base-cell-address="'Modul Verbesserung'.B39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0])))" style:apply-style-name="HintergrundGruen" style:base-cell-address="'Modul Verbesserung'.B40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1])))" style:apply-style-name="HintergrundGruen" style:base-cell-address="'Modul Verbesserung'.B41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2])))" style:apply-style-name="HintergrundGruen" style:base-cell-address="'Modul Verbesserung'.B42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3])))" style:apply-style-name="HintergrundGruen" style:base-cell-address="'Modul Verbesserung'.B43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4])))" style:apply-style-name="HintergrundGruen" style:base-cell-address="'Modul Verbesserung'.B44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'Modul Verbesserung'.B45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6])))" style:apply-style-name="HintergrundGruen" style:base-cell-address="'Modul Verbesserung'.B46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7])))" style:apply-style-name="HintergrundGruen" style:base-cell-address="'Modul Verbesserung'.B47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8])))" style:apply-style-name="HintergrundGruen" style:base-cell-address="'Modul Verbesserung'.B48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9])))" style:apply-style-name="HintergrundGruen" style:base-cell-address="'Modul Verbesserung'.B49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'Modul Verbesserung'.B50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'Modul Verbesserung'.B51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'Modul Verbesserung'.B52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'Modul Verbesserung'.B53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'Modul Verbesserung'.B54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'Modul Verbesserung'.B55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'Modul Verbesserung'.B56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'Modul Verbesserung'.B57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8])))" style:apply-style-name="HintergrundGruen" style:base-cell-address="'Modul Verbesserung'.B58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9])))" style:apply-style-name="HintergrundGruen" style:base-cell-address="'Modul Verbesserung'.B59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0])))" style:apply-style-name="HintergrundGruen" style:base-cell-address="'Modul Verbesserung'.B60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1])))" style:apply-style-name="HintergrundGruen" style:base-cell-address="'Modul Verbesserung'.B61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2])))" style:apply-style-name="HintergrundGruen" style:base-cell-address="'Modul Verbesserung'.B62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3])))" style:apply-style-name="HintergrundGruen" style:base-cell-address="'Modul Verbesserung'.B63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4])))" style:apply-style-name="HintergrundGruen" style:base-cell-address="'Modul Verbesserung'.B64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5])))" style:apply-style-name="HintergrundGruen" style:base-cell-address="'Modul Verbesserung'.B65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'Modul Verbesserung'.B66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7])))" style:apply-style-name="HintergrundGruen" style:base-cell-address="'Modul Verbesserung'.B67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'Modul Verbesserung'.B68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'Modul Verbesserung'.B69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'Modul Verbesserung'.B70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'Modul Verbesserung'.B71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'Modul Verbesserung'.B72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3])))" style:apply-style-name="HintergrundGruen" style:base-cell-address="'Modul Verbesserung'.B73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4])))" style:apply-style-name="HintergrundGruen" style:base-cell-address="'Modul Verbesserung'.B74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5])))" style:apply-style-name="HintergrundGruen" style:base-cell-address="'Modul Verbesserung'.B75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6])))" style:apply-style-name="HintergrundGruen" style:base-cell-address="'Modul Verbesserung'.B76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7])))" style:apply-style-name="HintergrundGruen" style:base-cell-address="'Modul Verbesserung'.B77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8])))" style:apply-style-name="HintergrundGruen" style:base-cell-address="'Modul Verbesserung'.B78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9])))" style:apply-style-name="HintergrundGruen" style:base-cell-address="'Modul Verbesserung'.B79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0])))" style:apply-style-name="HintergrundGruen" style:base-cell-address="'Modul Verbesserung'.B80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1])))" style:apply-style-name="HintergrundGruen" style:base-cell-address="'Modul Verbesserung'.B81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2])))" style:apply-style-name="HintergrundGruen" style:base-cell-address="'Modul Verbesserung'.B82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3])))" style:apply-style-name="HintergrundGruen" style:base-cell-address="'Modul Verbesserung'.B83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4])))" style:apply-style-name="HintergrundGruen" style:base-cell-address="'Modul Verbesserung'.B84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5])))" style:apply-style-name="HintergrundGruen" style:base-cell-address="'Modul Verbesserung'.B85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6])))" style:apply-style-name="HintergrundGruen" style:base-cell-address="'Modul Verbesserung'.B86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7])))" style:apply-style-name="HintergrundGruen" style:base-cell-address="'Modul Verbesserung'.B87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8])))" style:apply-style-name="HintergrundGruen" style:base-cell-address="'Modul Verbesserung'.B88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9])))" style:apply-style-name="HintergrundGruen" style:base-cell-address="'Modul Verbesserung'.B89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0])))" style:apply-style-name="HintergrundGruen" style:base-cell-address="'Modul Verbesserung'.B90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1])))" style:apply-style-name="HintergrundGruen" style:base-cell-address="'Modul Verbesserung'.B91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2])))" style:apply-style-name="HintergrundGruen" style:base-cell-address="'Modul Verbesserung'.B92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3])))" style:apply-style-name="HintergrundGruen" style:base-cell-address="'Modul Verbesserung'.B93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4])))" style:apply-style-name="HintergrundGruen" style:base-cell-address="'Modul Verbesserung'.B94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5])))" style:apply-style-name="HintergrundGruen" style:base-cell-address="'Modul Verbesserung'.B95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6])))" style:apply-style-name="HintergrundGruen" style:base-cell-address="'Modul Verbesserung'.B96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7])))" style:apply-style-name="HintergrundGruen" style:base-cell-address="'Modul Verbesserung'.B97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8])))" style:apply-style-name="HintergrundGruen" style:base-cell-address="'Modul Verbesserung'.B98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9])))" style:apply-style-name="HintergrundGruen" style:base-cell-address="'Modul Verbesserung'.B99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0])))" style:apply-style-name="HintergrundGruen" style:base-cell-address="'Modul Verbesserung'.B100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1])))" style:apply-style-name="HintergrundGruen" style:base-cell-address="'Modul Verbesserung'.B101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'Modul Verbesserung'.B102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3])))" style:apply-style-name="HintergrundGruen" style:base-cell-address="'Modul Verbesserung'.B103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'Modul Verbesserung'.B104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'Modul Verbesserung'.B105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'Modul Verbesserung'.B106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'Modul Verbesserung'.B107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'Modul Verbesserung'.B108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'Modul Verbesserung'.B109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'Modul Verbesserung'.B110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'Modul Verbesserung'.B111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'Modul Verbesserung'.B112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3])))" style:apply-style-name="HintergrundGruen" style:base-cell-address="'Modul Verbesserung'.B113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4])))" style:apply-style-name="HintergrundGruen" style:base-cell-address="'Modul Verbesserung'.B114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5])))" style:apply-style-name="HintergrundGruen" style:base-cell-address="'Modul Verbesserung'.B115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6])))" style:apply-style-name="HintergrundGruen" style:base-cell-address="'Modul Verbesserung'.B116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7])))" style:apply-style-name="HintergrundGruen" style:base-cell-address="'Modul Verbesserung'.B117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8])))" style:apply-style-name="HintergrundGruen" style:base-cell-address="'Modul Verbesserung'.B118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'Modul Verbesserung'.B119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'Modul Verbesserung'.B120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1])))" style:apply-style-name="HintergrundGruen" style:base-cell-address="'Modul Verbesserung'.B121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'Modul Verbesserung'.B122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3])))" style:apply-style-name="HintergrundGruen" style:base-cell-address="'Modul Verbesserung'.B123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4])))" style:apply-style-name="HintergrundGruen" style:base-cell-address="'Modul Verbesserung'.B124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7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79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58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8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8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3" style:family="table-cell" style:parent-style-name="Default">
      <style:text-properties fo:font-size="12pt" style:font-size-asian="12pt" style:font-size-complex="12pt"/>
    </style:style>
    <style:style style:name="ce58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587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8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67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70"/>
        <table:table-column table:style-name="co15" table:number-columns-repeated="2" table:default-cell-style-name="ce170"/>
        <table:table-column table:style-name="co16" table:default-cell-style-name="ce170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170"/>
        <table:table-column table:style-name="co20" table:default-cell-style-name="ce170"/>
        <table:table-column table:style-name="co21" table:default-cell-style-name="ce170"/>
        <table:table-column table:style-name="co22" table:default-cell-style-name="ce170"/>
        <table:table-column table:style-name="co23" table:default-cell-style-name="ce170"/>
        <table:table-column table:style-name="co24" table:default-cell-style-name="ce170"/>
        <table:table-column table:style-name="co25" table:default-cell-style-name="ce3"/>
        <table:table-column table:style-name="co26" table:default-cell-style-name="ce167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4" table:default-cell-style-name="ce170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34" table:number-columns-repeated="2" table:default-cell-style-name="ce167"/>
        <table:table-column table:style-name="co35" table:default-cell-style-name="ce167"/>
        <table:table-column table:style-name="co36" table:default-cell-style-name="ce3"/>
        <table:table-column table:style-name="co17" table:default-cell-style-name="ce3"/>
        <table:table-column table:style-name="co19" table:default-cell-style-name="ce173"/>
        <table:table-column table:style-name="co37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5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8" office:value-type="string" calcext:value-type="string">
            <text:p>Schild-</text:p>
            <text:p>schaden (%)</text:p>
          </table:table-cell>
          <table:table-cell table:style-name="ce168" office:value-type="string" calcext:value-type="string">
            <text:p>Zerstörer-</text:p>
            <text:p>schaden (%)</text:p>
          </table:table-cell>
          <table:table-cell table:style-name="ce16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68" office:value-type="string" calcext:value-type="string">
            <text:p>Panzerungs-</text:p>
            <text:p>haltbarkeit</text:p>
          </table:table-cell>
          <table:table-cell table:style-name="ce168" office:value-type="string" calcext:value-type="string">
            <text:p>Panzerungs-</text:p>
            <text:p>masse</text:p>
          </table:table-cell>
          <table:table-cell table:style-name="ce168" office:value-type="string" calcext:value-type="string">
            <text:p>Fregatten-</text:p>
            <text:p>schaden</text:p>
          </table:table-cell>
          <table:table-cell table:style-name="ce168" office:value-type="string" calcext:value-type="string">
            <text:p>Reichweite</text:p>
          </table:table-cell>
          <table:table-cell table:style-name="ce168" office:value-type="string" calcext:value-type="string">
            <text:p>Waffen-</text:p>
            <text:p>masse</text:p>
          </table:table-cell>
          <table:table-cell table:style-name="ce168" office:value-type="string" calcext:value-type="string">
            <text:p>Schildum-</text:p>
            <text:p>gehung</text:p>
          </table:table-cell>
          <table:table-cell table:style-name="ce16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5" office:value-type="string" calcext:value-type="string">
            <text:p>Unterstützungs-</text:p>
            <text:p>reichweite (m)</text:p>
          </table:table-cell>
          <table:table-cell table:style-name="ce168" office:value-type="string" calcext:value-type="string">
            <text:p>Alarmstart</text:p>
          </table:table-cell>
          <table:table-cell table:style-name="ce168" office:value-type="string" calcext:value-type="string">
            <text:p>Schiffs-</text:p>
            <text:p>schaden</text:p>
          </table:table-cell>
          <table:table-cell table:style-name="ce168" office:value-type="string" calcext:value-type="string">
            <text:p>Staffel-</text:p>
            <text:p>masse</text:p>
          </table:table-cell>
          <table:table-cell table:style-name="ce168" office:value-type="string" calcext:value-type="string">
            <text:p>Schlachtschiff-</text:p>
            <text:p>schaden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66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66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1085" calcext:value-type="float">
            <text:p>21.085</text:p>
          </table:table-cell>
          <table:table-cell table:style-name="ce166" table:number-columns-repeated="4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166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25" calcext:value-type="float">
            <text:p>1.825</text:p>
          </table:table-cell>
          <table:table-cell table:style-name="ce166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66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66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5206508" calcext:value-type="float">
            <text:p>25.206.508</text:p>
          </table:table-cell>
          <table:table-cell table:style-name="ce166"/>
          <table:table-cell table:style-name="ce166" office:value-type="float" office:value="2800723" calcext:value-type="float">
            <text:p>2.800.723</text:p>
          </table:table-cell>
          <table:table-cell table:style-name="ce166" table:number-columns-repeated="3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166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166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66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49196" calcext:value-type="float">
            <text:p>49.196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66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9263" calcext:value-type="float">
            <text:p>9.26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66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66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975" calcext:value-type="float">
            <text:p>652.975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66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66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66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16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520550" calcext:value-type="float">
            <text:p>1.520.550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66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66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66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66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66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66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table:number-columns-repeated="3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575624" calcext:value-type="float">
            <text:p>5.575.624</text:p>
          </table:table-cell>
          <table:table-cell table:style-name="ce166"/>
          <table:table-cell table:style-name="ce166" office:value-type="float" office:value="619514" calcext:value-type="float">
            <text:p>619.514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66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66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66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66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66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66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4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66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66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66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125" calcext:value-type="float">
            <text:p>3125</text:p>
          </table:table-cell>
          <table:table-cell table:style-name="ce166" office:value-type="float" office:value="36000" calcext:value-type="float">
            <text:p>3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66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66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66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6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66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66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66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66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66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66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16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66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66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66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66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25" calcext:value-type="percentage">
            <text:p>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66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66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66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66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66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66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166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66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66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66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66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66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66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66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66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utter</text:p>
          </table:table-cell>
          <table:table-cell table:style-name="ce106" office:value-type="string" calcext:value-type="string">
            <text:p>Taipan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166" office:value-type="float" office:value="95000" calcext:value-type="float">
            <text:p>95.00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510" calcext:value-type="float">
            <text:p>2.510</text:p>
          </table:table-cell>
          <table:table-cell table:style-name="ce166" table:number-columns-repeated="3"/>
          <table:table-cell table:style-name="ce166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3"/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1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849" calcext:value-type="float">
            <text:p>87.84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27101" calcext:value-type="float">
            <text:p>527.10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6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252859" calcext:value-type="float">
            <text:p>1.252.859</text:p>
          </table:table-cell>
          <table:table-cell table:style-name="ce166" office:value-type="float" office:value="65940" calcext:value-type="float">
            <text:p>65.94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325349" calcext:value-type="float">
            <text:p>4.325.349</text:p>
          </table:table-cell>
          <table:table-cell table:style-name="ce166" office:value-type="float" office:value="227650" calcext:value-type="float">
            <text:p>227.650</text:p>
          </table:table-cell>
          <table:table-cell table:style-name="ce166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43500" calcext:value-type="float">
            <text:p>8.743.500</text:p>
          </table:table-cell>
          <table:table-cell table:style-name="ce166" office:value-type="float" office:value="971500" calcext:value-type="float">
            <text:p>971.500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3" calcext:value-type="float">
            <text:p>373</text:p>
          </table:table-cell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1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275641" calcext:value-type="float">
            <text:p>4.275.641</text:p>
          </table:table-cell>
          <table:table-cell table:style-name="ce166" office:value-type="float" office:value="225034" calcext:value-type="float">
            <text:p>225.03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643016" calcext:value-type="float">
            <text:p>8.643.016</text:p>
          </table:table-cell>
          <table:table-cell table:style-name="ce166" office:value-type="float" office:value="960335" calcext:value-type="float">
            <text:p>960.335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2" calcext:value-type="float">
            <text:p>1002</text:p>
          </table:table-cell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6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4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1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4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3"/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6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730141" calcext:value-type="float">
            <text:p>1.730.141</text:p>
          </table:table-cell>
          <table:table-cell table:style-name="ce166"/>
          <table:table-cell table:style-name="ce166" office:value-type="float" office:value="91060" calcext:value-type="float">
            <text:p>91.06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9949501" calcext:value-type="float">
            <text:p>9.949.501</text:p>
          </table:table-cell>
          <table:table-cell table:style-name="ce166"/>
          <table:table-cell table:style-name="ce166" office:value-type="float" office:value="1105500" calcext:value-type="float">
            <text:p>1.105.5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4" calcext:value-type="float">
            <text:p>644</text:p>
          </table:table-cell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1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468842" calcext:value-type="float">
            <text:p>5.468.842</text:p>
          </table:table-cell>
          <table:table-cell table:style-name="ce166"/>
          <table:table-cell table:style-name="ce166" office:value-type="float" office:value="287834" calcext:value-type="float">
            <text:p>287.83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055015" calcext:value-type="float">
            <text:p>11.055.015</text:p>
          </table:table-cell>
          <table:table-cell table:style-name="ce166"/>
          <table:table-cell table:style-name="ce166" office:value-type="float" office:value="1228335" calcext:value-type="float">
            <text:p>1.228.33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0" calcext:value-type="float">
            <text:p>1880</text:p>
          </table:table-cell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6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66" office:value-type="float" office:value="5000" calcext:value-type="float">
            <text:p>5.000</text:p>
          </table:table-cell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4839" calcext:value-type="float">
            <text:p>24.839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66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98062" calcext:value-type="float">
            <text:p>298.062</text:p>
          </table:table-cell>
          <table:table-cell table:style-name="ce166" table:number-columns-repeated="4"/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099126" calcext:value-type="float">
            <text:p>5.099.126</text:p>
          </table:table-cell>
          <table:table-cell table:style-name="ce166"/>
          <table:table-cell table:style-name="ce166" office:value-type="float" office:value="268375" calcext:value-type="float">
            <text:p>268.375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1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66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2" office:value-type="string" calcext:value-type="string">
            <text:p>Kondensatorplatten I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3" office:value-type="string" calcext:value-type="string">
            <text:p>Kondensatorplatten II</text:p>
          </table:table-cell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4" office:value-type="string" calcext:value-type="string">
            <text:p>Kondensatorplatten III</text:p>
          </table:table-cell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66"/>
          <table:table-cell table:style-name="ce2" table:number-columns-repeated="4"/>
          <table:table-cell table:style-name="ce2" office:value-type="string" calcext:value-type="string">
            <text:p>Zynthium-Platten V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5" office:value-type="string" calcext:value-type="string">
            <text:p>Gepanzerte Fracht 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table:number-columns-repeated="4"/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6" office:value-type="string" calcext:value-type="string">
            <text:p>Gepanzerte Fracht II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7" office:value-type="string" calcext:value-type="string">
            <text:p>Gepanzerte Fracht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66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2" office:value-type="string" calcext:value-type="string">
            <text:p>Schiffslabor VIII</text:p>
          </table:table-cell>
          <table:table-cell table:style-name="ce2" table:number-columns-repeated="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58" office:value-type="string" calcext:value-type="string">
            <text:p>Hurricane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4"/>
          <table:table-cell table:style-name="ce169" office:value-type="percentage" office:value="0.1" calcext:value-type="percentage">
            <text:p>10%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59"/>
          <table:table-cell table:style-name="ce2" table:number-columns-repeated="2"/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0"/>
          <table:table-cell table:style-name="ce2" table:number-columns-repeated="2"/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1"/>
          <table:table-cell table:style-name="ce2" table:number-columns-repeated="2"/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2"/>
          <table:table-cell table:style-name="ce2" table:number-columns-repeated="2"/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3"/>
          <table:table-cell table:style-name="ce2" table:number-columns-repeated="2"/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4"/>
          <table:table-cell table:style-name="ce2" table:number-columns-repeated="2"/>
          <table:table-cell table:style-name="ce166"/>
          <table:table-cell table:style-name="ce2" table:number-columns-repeated="7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 table:number-rows-repeated="1048413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3])))" calcext:base-cell-address="Schiffslabor.C103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170"/>
        <table:table-column table:style-name="co44" table:default-cell-style-name="ce170"/>
        <table:table-column table:style-name="co10" table:default-cell-style-name="ce170"/>
        <table:table-column table:style-name="co17" table:default-cell-style-name="ce3"/>
        <table:table-column table:style-name="co17" table:default-cell-style-name="ce170"/>
        <table:table-column table:style-name="co45" table:default-cell-style-name="ce3"/>
        <table:table-column table:style-name="co17" table:default-cell-style-name="ce170"/>
        <table:table-column table:style-name="co46" table:default-cell-style-name="ce170"/>
        <table:table-column table:style-name="co46" table:default-cell-style-name="ce167"/>
        <table:table-column table:style-name="co47" table:default-cell-style-name="ce170"/>
        <table:table-column table:style-name="co48" table:default-cell-style-name="ce170"/>
        <table:table-column table:style-name="co21" table:default-cell-style-name="ce167"/>
        <table:table-column table:style-name="co15" table:default-cell-style-name="ce170"/>
        <table:table-column table:style-name="co9" table:default-cell-style-name="ce170"/>
        <table:table-column table:style-name="co7" table:default-cell-style-name="ce167"/>
        <table:table-column table:style-name="co49" table:default-cell-style-name="ce170"/>
        <table:table-column table:style-name="co50" table:default-cell-style-name="ce314"/>
        <table:table-column table:style-name="co51" table:default-cell-style-name="ce3"/>
        <table:table-column table:style-name="co52" table:default-cell-style-name="ce3"/>
        <table:table-column table:style-name="co51" table:default-cell-style-name="ce3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34" table:number-columns-repeated="2" table:default-cell-style-name="ce167"/>
        <table:table-column table:style-name="co35" table:default-cell-style-name="ce167"/>
        <table:table-column table:style-name="co36" table:default-cell-style-name="ce3"/>
        <table:table-column table:style-name="co17" table:default-cell-style-name="ce3"/>
        <table:table-column table:style-name="co19" table:default-cell-style-name="ce173"/>
        <table:table-column table:style-name="co37" table:number-columns-repeated="985" table:default-cell-style-name="ce3"/>
        <table:table-header-rows>
          <table:table-row table:style-name="ro4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5" office:value-type="string" calcext:value-type="string">
              <text:p>Energie</text:p>
            </table:table-cell>
            <table:table-cell table:style-name="ce168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5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5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5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311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165" office:value-type="string" calcext:value-type="string">
              <text:p>Baukosten He-3</text:p>
            </table:table-cell>
            <table:table-cell table:style-name="ce165" office:value-type="string" calcext:value-type="string">
              <text:p>Baukosten Erz</text:p>
            </table:table-cell>
            <table:table-cell table:style-name="ce165" office:value-type="string" calcext:value-type="string">
              <text:p>Baukosten AM</text:p>
            </table:table-cell>
            <table:table-cell table:style-name="ce165" office:value-type="string" calcext:value-type="string">
              <text:p>tB d</text:p>
            </table:table-cell>
            <table:table-cell table:style-name="ce165" office:value-type="string" calcext:value-type="string">
              <text:p>tB h</text:p>
            </table:table-cell>
            <table:table-cell table:style-name="ce165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1" office:value-type="string" calcext:value-type="string">
              <text:p>gebaut</text:p>
            </table:table-cell>
            <table:table-cell table:style-name="ce174" table:number-columns-repeated="984"/>
            <table:table-cell/>
          </table:table-row>
        </table:table-header-rows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6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1" calcext:value-type="percentage">
            <text:p>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66"/>
          <table:table-cell table:style-name="ce166" office:value-type="float" office:value="1273839" calcext:value-type="float">
            <text:p>1.273.839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7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2" calcext:value-type="percentage">
            <text:p>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4" calcext:value-type="percentage">
            <text:p>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1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6"/>
          <table:table-cell table:style-name="ce166" office:value-type="float" office:value="632522" calcext:value-type="float">
            <text:p>632.522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2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6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6"/>
          <table:table-cell table:style-name="ce166" office:value-type="float" office:value="1182850" calcext:value-type="float">
            <text:p>1.182.850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7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8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9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0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1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3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4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5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6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90" calcext:value-type="float">
            <text:p>29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6"/>
          <table:table-cell table:style-name="ce166" office:value-type="float" office:value="151553" calcext:value-type="float">
            <text:p>151.553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2" office:value-type="string" calcext:value-type="string">
            <text:p>x</text:p>
          </table:table-cell>
          <table:table-cell table:style-name="ce315"/>
          <table:table-cell table:number-columns-repeated="984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7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30" calcext:value-type="float">
            <text:p>83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8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9" calcext:value-type="percentage">
            <text:p>9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100" calcext:value-type="float">
            <text:p>1.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9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70" calcext:value-type="float">
            <text:p>1.37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0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40" calcext:value-type="float">
            <text:p>1.6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1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6"/>
          <table:table-cell table:style-name="ce166" office:value-type="float" office:value="122989" calcext:value-type="float">
            <text:p>122.98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6" calcext:value-type="percentage">
            <text:p>6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8" calcext:value-type="percentage">
            <text:p>8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6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7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8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9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0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1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6"/>
          <table:table-cell table:style-name="ce166" office:value-type="float" office:value="883541" calcext:value-type="float">
            <text:p>883.541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3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4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5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6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7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8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9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0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1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6" office:value-type="float" office:value="3523696" calcext:value-type="float">
            <text:p>3.523.696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3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4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5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6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6" office:value-type="float" office:value="1465865" calcext:value-type="float">
            <text:p>1.465.865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7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8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9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0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1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540" calcext:value-type="float">
            <text:p>5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6" office:value-type="float" office:value="218019" calcext:value-type="float">
            <text:p>218.019</text:p>
          </table:table-cell>
          <table:table-cell table:style-name="ce166" table:number-columns-repeated="4"/>
          <table:table-cell table:style-name="ce166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80" calcext:value-type="float">
            <text:p>1.0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3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50" calcext:value-type="float">
            <text:p>1.35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4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20" calcext:value-type="float">
            <text:p>1.6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5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860" calcext:value-type="float">
            <text:p>1.8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6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8" calcext:value-type="percentage">
            <text:p>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7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6" calcext:value-type="percentage">
            <text:p>1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2" calcext:value-type="percentage">
            <text:p>3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1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166" office:value-type="float" office:value="3718479" calcext:value-type="float">
            <text:p>3.718.479</text:p>
          </table:table-cell>
          <table:table-cell table:style-name="ce166" table:number-columns-repeated="3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3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4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5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6" office:value-type="string" calcext:value-type="string">
            <text:p>Rotationsdüsen 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1" calcext:value-type="percentage">
            <text:p>1%</text:p>
          </table:table-cell>
          <table:table-cell table:style-name="ce169"/>
          <table:table-cell table:style-name="ce2" office:value-type="float" office:value="2" calcext:value-type="float">
            <text:p>2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office:value-type="float" office:value="4829" calcext:value-type="float">
            <text:p>4.829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7" office:value-type="string" calcext:value-type="string">
            <text:p>Rotationsdüsen 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166" office:value-type="float" office:value="420425" calcext:value-type="float">
            <text:p>420.425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8" office:value-type="string" calcext:value-type="string">
            <text:p>Rotationsdüsen I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3" calcext:value-type="percentage">
            <text:p>3%</text:p>
          </table:table-cell>
          <table:table-cell table:style-name="ce169"/>
          <table:table-cell table:style-name="ce2" office:value-type="float" office:value="6" calcext:value-type="float">
            <text:p>6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166" office:value-type="float" office:value="1681700" calcext:value-type="float">
            <text:p>1.681.700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9" office:value-type="string" calcext:value-type="string">
            <text:p>Rotationsdüsen IV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8" calcext:value-type="float">
            <text:p>8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2" calcext:value-type="percentage">
            <text:p>-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0" office:value-type="string" calcext:value-type="string">
            <text:p>Rotationsdüsen V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2" office:value-type="float" office:value="12" calcext:value-type="float">
            <text:p>12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25" calcext:value-type="percentage">
            <text:p>-2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1" office:value-type="string" calcext:value-type="string">
            <text:p>Rückwärtige Düsen 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7" calcext:value-type="float">
            <text:p>-7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office:value-type="float" office:value="39156" calcext:value-type="float">
            <text:p>39.156</text:p>
          </table:table-cell>
          <table:table-cell table:style-name="ce166" table:number-columns-repeated="4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2" office:value-type="string" calcext:value-type="string">
            <text:p>Rückwärtige Düsen 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3" calcext:value-type="float">
            <text:p>-1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166" office:value-type="float" office:value="587340" calcext:value-type="float">
            <text:p>587.340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IV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6" calcext:value-type="float">
            <text:p>-26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V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33" calcext:value-type="float">
            <text:p>-3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6" office:value-type="string" calcext:value-type="string">
            <text:p>Strafdüsen 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5" calcext:value-type="float">
            <text:p>-5</text:p>
          </table:table-cell>
          <table:table-cell table:style-name="ce169"/>
          <table:table-cell table:style-name="ce2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6" office:value-type="float" office:value="163151" calcext:value-type="float">
            <text:p>163.151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7" office:value-type="string" calcext:value-type="string">
            <text:p>Strafdüsen 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0" calcext:value-type="float">
            <text:p>-10</text:p>
          </table:table-cell>
          <table:table-cell table:style-name="ce169"/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8" office:value-type="string" calcext:value-type="string">
            <text:p>Strafdüsen I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15" calcext:value-type="float">
            <text:p>-15</text:p>
          </table:table-cell>
          <table:table-cell table:style-name="ce169"/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166" office:value-type="float" office:value="2610399" calcext:value-type="float">
            <text:p>2.610.399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9" office:value-type="string" calcext:value-type="string">
            <text:p>Strafdüsen IV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0" office:value-type="string" calcext:value-type="string">
            <text:p>Strafdüsen V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25" calcext:value-type="float">
            <text:p>-25</text:p>
          </table:table-cell>
          <table:table-cell table:style-name="ce169"/>
          <table:table-cell table:style-name="ce2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1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6" office:value-type="float" office:value="266009" calcext:value-type="float">
            <text:p>266.009</text:p>
          </table:table-cell>
          <table:table-cell table:style-name="ce166" table:number-columns-repeated="4"/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3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4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5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6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office:value-type="float" office:value="23493" calcext:value-type="float">
            <text:p>23.493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7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8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166" office:value-type="float" office:value="3727351" calcext:value-type="float">
            <text:p>3.727.351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8" calcext:value-type="float">
            <text:p>8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9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0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1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office:value-type="float" office:value="30614" calcext:value-type="float">
            <text:p>30.614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3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166" office:value-type="float" office:value="4820333" calcext:value-type="float">
            <text:p>4.820.333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4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5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6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office:value-type="float" office:value="6320" calcext:value-type="float">
            <text:p>6.320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7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166" office:value-type="float" office:value="70482" calcext:value-type="float">
            <text:p>70.482</text:p>
          </table:table-cell>
          <table:table-cell table:style-name="ce166" table:number-columns-repeated="4"/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8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9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0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1" office:value-type="string" calcext:value-type="string">
            <text:p>Metaphasenfeld 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2" office:value-type="string" calcext:value-type="string">
            <text:p>Metaphasenfeld 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3" office:value-type="string" calcext:value-type="string">
            <text:p>Metaphasenfeld I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4" office:value-type="string" calcext:value-type="string">
            <text:p>Binäre Düsen 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5" office:value-type="string" calcext:value-type="string">
            <text:p>Binäre Düsen 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9" calcext:value-type="percentage">
            <text:p>9%</text:p>
          </table:table-cell>
          <table:table-cell table:style-name="ce169"/>
          <table:table-cell table:style-name="ce2"/>
          <table:table-cell table:style-name="ce169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6" office:value-type="string" calcext:value-type="string">
            <text:p>Binäre Düsen II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/>
          <table:table-cell table:style-name="ce2"/>
          <table:table-cell table:style-name="ce169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7" office:value-type="string" calcext:value-type="string">
            <text:p>Fusionsdüsen I</text:p>
          </table:table-cell>
          <table:table-cell table:style-name="ce2" table:number-columns-repeated="3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style-name="ce169" office:value-type="percentage" office:value="-0.2" calcext:value-type="percentage">
            <text:p>-2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8" office:value-type="string" calcext:value-type="string">
            <text:p>Abstoß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25" calcext:value-type="float">
            <text:p>25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9" office:value-type="string" calcext:value-type="string">
            <text:p>Abstoß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85" calcext:value-type="float">
            <text:p>85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0" office:value-type="string" calcext:value-type="string">
            <text:p>Abstoß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289" calcext:value-type="float">
            <text:p>289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1" office:value-type="string" calcext:value-type="string">
            <text:p>Diffusor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25" calcext:value-type="float">
            <text:p>25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2" office:value-type="string" calcext:value-type="string">
            <text:p>Diffusor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85" calcext:value-type="float">
            <text:p>85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3" office:value-type="string" calcext:value-type="string">
            <text:p>Diffusor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289" calcext:value-type="float">
            <text:p>289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94" office:value-type="string" calcext:value-type="string">
            <text:p>Spreng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25" calcext:value-type="float">
            <text:p>25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95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85" calcext:value-type="float">
            <text:p>85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96" office:value-type="string" calcext:value-type="string">
            <text:p>Spreng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 office:value-type="float" office:value="289" calcext:value-type="float">
            <text:p>289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297" office:value-type="string" calcext:value-type="string">
            <text:p>Metaphasenschild 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38" calcext:value-type="float">
            <text:p>43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298" office:value-type="string" calcext:value-type="string">
            <text:p>Metaphasenschild 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488" calcext:value-type="float">
            <text:p>148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V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299" office:value-type="string" calcext:value-type="string">
            <text:p>Metaphasenschild I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5058" calcext:value-type="float">
            <text:p>505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office:value-type="string" calcext:value-type="string">
            <text:p>Techniklabor I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0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1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0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03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04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05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06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07" office:value-type="string" calcext:value-type="string">
            <text:p>Projektil-Widerstand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08"/>
          <table:table-cell table:style-name="ce2" table:number-columns-repeated="3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 table:number-rows-repeated="15">
          <table:table-cell table:style-name="ce175" table:number-columns-repeated="6"/>
          <table:table-cell table:style-name="ce309" table:number-columns-repeated="3"/>
          <table:table-cell table:style-name="ce175"/>
          <table:table-cell table:style-name="ce309"/>
          <table:table-cell table:style-name="ce175"/>
          <table:table-cell table:style-name="ce309" table:number-columns-repeated="2"/>
          <table:table-cell table:style-name="ce310"/>
          <table:table-cell table:style-name="ce309" table:number-columns-repeated="2"/>
          <table:table-cell table:style-name="ce310"/>
          <table:table-cell table:style-name="ce309" table:number-columns-repeated="2"/>
          <table:table-cell table:style-name="ce310"/>
          <table:table-cell table:style-name="ce309"/>
          <table:table-cell table:style-name="ce313"/>
          <table:table-cell table:style-name="ce175" table:number-columns-repeated="3"/>
          <table:table-cell table:style-name="ce310" table:number-columns-repeated="6"/>
          <table:table-cell table:style-name="ce175" table:number-columns-repeated="2"/>
          <table:table-cell table:number-columns-repeated="986"/>
        </table:table-row>
        <table:table-row table:style-name="ro3" table:number-rows-repeated="9">
          <table:table-cell table:number-columns-repeated="9"/>
          <table:table-cell table:style-name="ce175"/>
          <table:table-cell/>
          <table:table-cell table:style-name="ce175"/>
          <table:table-cell table:number-columns-repeated="14"/>
          <table:table-cell table:style-name="ce310" table:number-columns-repeated="6"/>
          <table:table-cell table:style-name="ce175"/>
          <table:table-cell table:number-columns-repeated="987"/>
        </table:table-row>
        <table:table-row table:style-name="ro3" table:number-rows-repeated="29">
          <table:table-cell table:number-columns-repeated="9"/>
          <table:table-cell table:style-name="ce175"/>
          <table:table-cell/>
          <table:table-cell table:style-name="ce175"/>
          <table:table-cell table:number-columns-repeated="14"/>
          <table:table-cell table:style-name="ce310" table:number-columns-repeated="3"/>
          <table:table-cell table:number-columns-repeated="991"/>
        </table:table-row>
        <table:table-row table:style-name="ro3" table:number-rows-repeated="1048388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3" table:default-cell-style-name="ce3"/>
        <table:table-column table:style-name="co54" table:default-cell-style-name="Default"/>
        <table:table-column table:style-name="co55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21" table:number-columns-repeated="2" table:default-cell-style-name="ce450"/>
        <table:table-column table:style-name="co7" table:default-cell-style-name="ce3"/>
        <table:table-column table:style-name="co23" table:default-cell-style-name="ce450"/>
        <table:table-column table:style-name="co57" table:default-cell-style-name="ce450"/>
        <table:table-column table:style-name="co17" table:default-cell-style-name="ce450"/>
        <table:table-column table:style-name="co27" table:default-cell-style-name="ce450"/>
        <table:table-column table:style-name="co4" table:default-cell-style-name="ce450"/>
        <table:table-column table:style-name="co48" table:number-columns-repeated="2" table:default-cell-style-name="ce170"/>
        <table:table-column table:style-name="co58" table:default-cell-style-name="ce170"/>
        <table:table-column table:style-name="co59" table:default-cell-style-name="ce314"/>
        <table:table-column table:style-name="co28" table:default-cell-style-name="ce170"/>
        <table:table-column table:style-name="co60" table:default-cell-style-name="ce314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67"/>
        <table:table-column table:style-name="co35" table:default-cell-style-name="ce167"/>
        <table:table-column table:style-name="co36" table:default-cell-style-name="ce3"/>
        <table:table-column table:style-name="co17" table:default-cell-style-name="Default"/>
        <table:table-column table:style-name="co19" table:default-cell-style-name="ce173"/>
        <table:table-column table:style-name="co37" table:number-columns-repeated="985" table:default-cell-style-name="Default"/>
        <table:table-row table:style-name="ro4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5" office:value-type="string" calcext:value-type="string">
            <text:p>DPS</text:p>
          </table:table-cell>
          <table:table-cell table:style-name="ce311" office:value-type="string" calcext:value-type="string">
            <text:p>Reichweite</text:p>
            <text:p>(m) von</text:p>
          </table:table-cell>
          <table:table-cell table:style-name="ce311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311" office:value-type="string" calcext:value-type="string">
            <text:p>Effekt-</text:p>
            <text:p>radius (m)</text:p>
          </table:table-cell>
          <table:table-cell table:style-name="ce311" office:value-type="string" calcext:value-type="string">
            <text:p>Streu-</text:p>
            <text:p>winkel (°)</text:p>
          </table:table-cell>
          <table:table-cell table:style-name="ce311" office:value-type="string" calcext:value-type="string">
            <text:p>Flugzeit</text:p>
            <text:p>(s)</text:p>
          </table:table-cell>
          <table:table-cell table:style-name="ce311" office:value-type="string" calcext:value-type="string">
            <text:p>Alarmstart</text:p>
            <text:p>(m)</text:p>
          </table:table-cell>
          <table:table-cell table:style-name="ce311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311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311" office:value-type="string" calcext:value-type="string">
            <text:p>Panzer-</text:p>
            <text:p>brechend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84"/>
          <table:table-cell table:style-name="ce3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16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12" table:number-columns-repeated="2"/>
          <table:table-cell table:style-name="ce2" office:value-type="float" office:value="2000" calcext:value-type="float">
            <text:p>2000</text:p>
          </table:table-cell>
          <table:table-cell table:style-name="ce312" table:number-columns-repeated="2"/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8000" calcext:value-type="float">
            <text:p>8000</text:p>
          </table:table-cell>
          <table:table-cell table:style-name="ce312" office:value-type="float" office:value="500" calcext:value-type="float">
            <text:p>50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166"/>
          <table:table-cell table:style-name="ce166" office:value-type="float" office:value="3684294" calcext:value-type="float">
            <text:p>3.684.294</text:p>
          </table:table-cell>
          <table:table-cell table:style-name="ce166" office:value-type="float" office:value="650169" calcext:value-type="float">
            <text:p>650.169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17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12" table:number-columns-repeated="2"/>
          <table:table-cell table:style-name="ce2" office:value-type="float" office:value="2000" calcext:value-type="float">
            <text:p>2000</text:p>
          </table:table-cell>
          <table:table-cell table:style-name="ce312" table:number-columns-repeated="2"/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8000" calcext:value-type="float">
            <text:p>8000</text:p>
          </table:table-cell>
          <table:table-cell table:style-name="ce312" office:value-type="float" office:value="500" calcext:value-type="float">
            <text:p>50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18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12" table:number-columns-repeated="2"/>
          <table:table-cell table:style-name="ce2" office:value-type="float" office:value="2000" calcext:value-type="float">
            <text:p>2000</text:p>
          </table:table-cell>
          <table:table-cell table:style-name="ce312" table:number-columns-repeated="2"/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8000" calcext:value-type="float">
            <text:p>8000</text:p>
          </table:table-cell>
          <table:table-cell table:style-name="ce312" office:value-type="float" office:value="500" calcext:value-type="float">
            <text:p>50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19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650" calcext:value-type="float">
            <text:p>650</text:p>
          </table:table-cell>
          <table:table-cell table:style-name="ce312" office:value-type="float" office:value="60" calcext:value-type="float">
            <text:p>6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6"/>
          <table:table-cell table:style-name="ce166" office:value-type="float" office:value="3428287" calcext:value-type="float">
            <text:p>3.428.287</text:p>
          </table:table-cell>
          <table:table-cell table:style-name="ce166" office:value-type="float" office:value="604992" calcext:value-type="float">
            <text:p>604.992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0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650" calcext:value-type="float">
            <text:p>650</text:p>
          </table:table-cell>
          <table:table-cell table:style-name="ce312" office:value-type="float" office:value="60" calcext:value-type="float">
            <text:p>6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1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650" calcext:value-type="float">
            <text:p>650</text:p>
          </table:table-cell>
          <table:table-cell table:style-name="ce312" office:value-type="float" office:value="60" calcext:value-type="float">
            <text:p>6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650" calcext:value-type="float">
            <text:p>650</text:p>
          </table:table-cell>
          <table:table-cell table:style-name="ce312" office:value-type="float" office:value="60" calcext:value-type="float">
            <text:p>6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3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650" calcext:value-type="float">
            <text:p>650</text:p>
          </table:table-cell>
          <table:table-cell table:style-name="ce312" office:value-type="float" office:value="60" calcext:value-type="float">
            <text:p>6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24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25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26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166"/>
          <table:table-cell table:style-name="ce166" office:value-type="float" office:value="3929913" calcext:value-type="float">
            <text:p>3.929.913</text:p>
          </table:table-cell>
          <table:table-cell table:style-name="ce166" office:value-type="float" office:value="693514" calcext:value-type="float">
            <text:p>693.514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27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28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29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table:number-columns-repeated="3"/>
          <table:table-cell table:style-name="ce166"/>
          <table:table-cell table:style-name="ce166" office:value-type="float" office:value="16933" calcext:value-type="float">
            <text:p>16.933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0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1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3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34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12" office:value-type="float" office:value="5100" calcext:value-type="float">
            <text:p>5100</text:p>
          </table:table-cell>
          <table:table-cell table:style-name="ce312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35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12" office:value-type="float" office:value="5100" calcext:value-type="float">
            <text:p>5100</text:p>
          </table:table-cell>
          <table:table-cell table:style-name="ce312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36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12" office:value-type="float" office:value="5100" calcext:value-type="float">
            <text:p>5100</text:p>
          </table:table-cell>
          <table:table-cell table:style-name="ce312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37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12" office:value-type="float" office:value="5100" calcext:value-type="float">
            <text:p>5100</text:p>
          </table:table-cell>
          <table:table-cell table:style-name="ce312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38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12" office:value-type="float" office:value="5100" calcext:value-type="float">
            <text:p>5100</text:p>
          </table:table-cell>
          <table:table-cell table:style-name="ce312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39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3000" calcext:value-type="float">
            <text:p>3000</text:p>
          </table:table-cell>
          <table:table-cell table:style-name="ce312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40" calcext:value-type="float">
            <text:p>4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0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12" office:value-type="float" office:value="3000" calcext:value-type="float">
            <text:p>3000</text:p>
          </table:table-cell>
          <table:table-cell table:style-name="ce312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40" calcext:value-type="float">
            <text:p>4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6"/>
          <table:table-cell table:style-name="ce166" office:value-type="float" office:value="2191229" calcext:value-type="float">
            <text:p>2.191.229</text:p>
          </table:table-cell>
          <table:table-cell table:style-name="ce166" office:value-type="float" office:value="243470" calcext:value-type="float">
            <text:p>243.47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1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12" office:value-type="float" office:value="3000" calcext:value-type="float">
            <text:p>3000</text:p>
          </table:table-cell>
          <table:table-cell table:style-name="ce312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40" calcext:value-type="float">
            <text:p>4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6"/>
          <table:table-cell table:style-name="ce166" office:value-type="float" office:value="7773747" calcext:value-type="float">
            <text:p>7.773.747</text:p>
          </table:table-cell>
          <table:table-cell table:style-name="ce166" office:value-type="float" office:value="1371838" calcext:value-type="float">
            <text:p>1.371.838</text:p>
          </table:table-cell>
          <table:table-cell table:style-name="ce166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12" office:value-type="float" office:value="3000" calcext:value-type="float">
            <text:p>3000</text:p>
          </table:table-cell>
          <table:table-cell table:style-name="ce312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40" calcext:value-type="float">
            <text:p>4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3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12" office:value-type="float" office:value="3000" calcext:value-type="float">
            <text:p>3000</text:p>
          </table:table-cell>
          <table:table-cell table:style-name="ce312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40" calcext:value-type="float">
            <text:p>4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44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45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166"/>
          <table:table-cell table:style-name="ce166" office:value-type="float" office:value="31376" calcext:value-type="float">
            <text:p>31.376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46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6"/>
          <table:table-cell table:style-name="ce166" office:value-type="float" office:value="156875" calcext:value-type="float">
            <text:p>156.875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47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48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49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0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166" office:value-type="float" office:value="3388500" calcext:value-type="float">
            <text:p>3.388.500</text:p>
          </table:table-cell>
          <table:table-cell table:style-name="ce166"/>
          <table:table-cell table:style-name="ce166" office:value-type="float" office:value="376500" calcext:value-type="float">
            <text:p>376.500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1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166" office:value-type="float" office:value="8007000" calcext:value-type="float">
            <text:p>8.007.000</text:p>
          </table:table-cell>
          <table:table-cell table:style-name="ce166"/>
          <table:table-cell table:style-name="ce166" office:value-type="float" office:value="1413000" calcext:value-type="float">
            <text:p>1.413.0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3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54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55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56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57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58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59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12" table:number-columns-repeated="2"/>
          <table:table-cell table:style-name="ce2" office:value-type="float" office:value="2000" calcext:value-type="float">
            <text:p>2000</text:p>
          </table:table-cell>
          <table:table-cell table:style-name="ce312" table:number-columns-repeated="2"/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7500" calcext:value-type="float">
            <text:p>7500</text:p>
          </table:table-cell>
          <table:table-cell table:style-name="ce312" office:value-type="float" office:value="500" calcext:value-type="float">
            <text:p>50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166" office:value-type="float" office:value="912000" calcext:value-type="float">
            <text:p>912.000</text:p>
          </table:table-cell>
          <table:table-cell table:style-name="ce166"/>
          <table:table-cell table:style-name="ce166" office:value-type="float" office:value="48000" calcext:value-type="float">
            <text:p>48.00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60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12" table:number-columns-repeated="2"/>
          <table:table-cell table:style-name="ce2" office:value-type="float" office:value="2000" calcext:value-type="float">
            <text:p>2000</text:p>
          </table:table-cell>
          <table:table-cell table:style-name="ce312" table:number-columns-repeated="2"/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7500" calcext:value-type="float">
            <text:p>7500</text:p>
          </table:table-cell>
          <table:table-cell table:style-name="ce312" office:value-type="float" office:value="500" calcext:value-type="float">
            <text:p>50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61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12" table:number-columns-repeated="2"/>
          <table:table-cell table:style-name="ce2" office:value-type="float" office:value="2000" calcext:value-type="float">
            <text:p>2000</text:p>
          </table:table-cell>
          <table:table-cell table:style-name="ce312" table:number-columns-repeated="2"/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7500" calcext:value-type="float">
            <text:p>7500</text:p>
          </table:table-cell>
          <table:table-cell table:style-name="ce312" office:value-type="float" office:value="500" calcext:value-type="float">
            <text:p>50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6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63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64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65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66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67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12" office:value-type="float" office:value="2850" calcext:value-type="float">
            <text:p>28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6" office:value-type="float" office:value="1156608" calcext:value-type="float">
            <text:p>1.156.608</text:p>
          </table:table-cell>
          <table:table-cell table:style-name="ce166"/>
          <table:table-cell table:style-name="ce166" office:value-type="float" office:value="128512" calcext:value-type="float">
            <text:p>128.512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68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12" office:value-type="float" office:value="2850" calcext:value-type="float">
            <text:p>28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166" office:value-type="float" office:value="3419380" calcext:value-type="float">
            <text:p>3.419.380</text:p>
          </table:table-cell>
          <table:table-cell table:style-name="ce166"/>
          <table:table-cell table:style-name="ce166" office:value-type="float" office:value="603420" calcext:value-type="float">
            <text:p>603.420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69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12" office:value-type="float" office:value="2850" calcext:value-type="float">
            <text:p>28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0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12" office:value-type="float" office:value="2850" calcext:value-type="float">
            <text:p>28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1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12" office:value-type="float" office:value="2850" calcext:value-type="float">
            <text:p>28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7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6" office:value-type="float" office:value="1934087" calcext:value-type="float">
            <text:p>1.934.087</text:p>
          </table:table-cell>
          <table:table-cell table:style-name="ce166"/>
          <table:table-cell table:style-name="ce166" office:value-type="float" office:value="341310" calcext:value-type="float">
            <text:p>341.31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73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74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75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76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77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78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166" office:value-type="float" office:value="1236" calcext:value-type="float">
            <text:p>1.236</text:p>
          </table:table-cell>
          <table:table-cell table:style-name="ce166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79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66" office:value-type="float" office:value="4945" calcext:value-type="float">
            <text:p>4.945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0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6" office:value-type="float" office:value="19780" calcext:value-type="float">
            <text:p>19.780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1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8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166" office:value-type="float" office:value="7452" calcext:value-type="float">
            <text:p>7.452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83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66" office:value-type="float" office:value="29808" calcext:value-type="float">
            <text:p>29.808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84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6" office:value-type="float" office:value="119224" calcext:value-type="float">
            <text:p>119.224</text:p>
          </table:table-cell>
          <table:table-cell table:style-name="ce166" table:number-columns-repeated="4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85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86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6" office:value-type="float" office:value="1907598" calcext:value-type="float">
            <text:p>1.907.598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87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6" office:value-type="float" office:value="103538" calcext:value-type="float">
            <text:p>103.538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88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89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0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1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166" office:value-type="float" office:value="8945640" calcext:value-type="float">
            <text:p>8.945.640</text:p>
          </table:table-cell>
          <table:table-cell table:style-name="ce166"/>
          <table:table-cell table:style-name="ce166" office:value-type="float" office:value="993960" calcext:value-type="float">
            <text:p>993.960</text:p>
          </table:table-cell>
          <table:table-cell table:style-name="ce166" table:number-columns-repeated="3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9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66" office:value-type="float" office:value="24316" calcext:value-type="float">
            <text:p>24.316</text:p>
          </table:table-cell>
          <table:table-cell table:style-name="ce166" table:number-columns-repeated="4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93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6" office:value-type="float" office:value="97263" calcext:value-type="float">
            <text:p>97.263</text:p>
          </table:table-cell>
          <table:table-cell table:style-name="ce166" table:number-columns-repeated="4"/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94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95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96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12" office:value-type="float" office:value="300" calcext:value-type="float">
            <text:p>300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6" office:value-type="float" office:value="2956781" calcext:value-type="float">
            <text:p>2.956.781</text:p>
          </table:table-cell>
          <table:table-cell table:style-name="ce166"/>
          <table:table-cell table:style-name="ce166" office:value-type="float" office:value="155620" calcext:value-type="float">
            <text:p>155.620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97" office:value-type="string" calcext:value-type="string">
            <text:p>Creepergeschütz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12" office:value-type="float" office:value="3500" calcext:value-type="float">
            <text:p>3500</text:p>
          </table:table-cell>
          <table:table-cell table:style-name="ce312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12" office:value-type="float" office:value="700" calcext:value-type="float">
            <text:p>700</text:p>
          </table:table-cell>
          <table:table-cell table:style-name="ce312" office:value-type="float" office:value="45" calcext:value-type="float">
            <text:p>4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raketen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98" office:value-type="string" calcext:value-type="string">
            <text:p>Creepergeschütz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12" office:value-type="float" office:value="3500" calcext:value-type="float">
            <text:p>3500</text:p>
          </table:table-cell>
          <table:table-cell table:style-name="ce312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12" office:value-type="float" office:value="700" calcext:value-type="float">
            <text:p>700</text:p>
          </table:table-cell>
          <table:table-cell table:style-name="ce312" office:value-type="float" office:value="45" calcext:value-type="float">
            <text:p>4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Fusionstorpedo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99" office:value-type="string" calcext:value-type="string">
            <text:p>Creepergeschütz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12" office:value-type="float" office:value="3500" calcext:value-type="float">
            <text:p>3500</text:p>
          </table:table-cell>
          <table:table-cell table:style-name="ce312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12" office:value-type="float" office:value="700" calcext:value-type="float">
            <text:p>700</text:p>
          </table:table-cell>
          <table:table-cell table:style-name="ce312" office:value-type="float" office:value="45" calcext:value-type="float">
            <text:p>45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Fusionstorpedo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00" office:value-type="string" calcext:value-type="string">
            <text:p>Gladiusturm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12" office:value-type="float" office:value="5000" calcext:value-type="float">
            <text:p>5000</text:p>
          </table:table-cell>
          <table:table-cell table:style-name="ce312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gnetkanone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01" office:value-type="string" calcext:value-type="string">
            <text:p>Gladiusturm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12" office:value-type="float" office:value="5000" calcext:value-type="float">
            <text:p>5000</text:p>
          </table:table-cell>
          <table:table-cell table:style-name="ce312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beschl.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02" office:value-type="string" calcext:value-type="string">
            <text:p>Gladiusturm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12" office:value-type="float" office:value="5000" calcext:value-type="float">
            <text:p>5000</text:p>
          </table:table-cell>
          <table:table-cell table:style-name="ce312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beschl.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03" office:value-type="string" calcext:value-type="string">
            <text:p>Tachyonen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Thermalstrahl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04" office:value-type="string" calcext:value-type="string">
            <text:p>Tachyonen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05" office:value-type="string" calcext:value-type="string">
            <text:p>Tachyonen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ravitationsk.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06" office:value-type="string" calcext:value-type="string">
            <text:p>ECHO-Strahlturm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 office:value-type="float" office:value="4" calcext:value-type="float">
            <text:p>4</text:p>
          </table:table-cell>
          <table:table-cell table:style-name="ce169"/>
          <table:table-cell table:style-name="ce312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07" office:value-type="string" calcext:value-type="string">
            <text:p>ECHO-Strahlturm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 office:value-type="float" office:value="4" calcext:value-type="float">
            <text:p>4</text:p>
          </table:table-cell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08" office:value-type="string" calcext:value-type="string">
            <text:p>ECHO-Strahlturm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 office:value-type="float" office:value="4" calcext:value-type="float">
            <text:p>4</text:p>
          </table:table-cell>
          <table:table-cell table:style-name="ce169"/>
          <table:table-cell table:style-name="ce312"/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09" office:value-type="string" calcext:value-type="string">
            <text:p>Turret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3200" calcext:value-type="float">
            <text:p>32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12" office:value-type="float" office:value="600" calcext:value-type="float">
            <text:p>600</text:p>
          </table:table-cell>
          <table:table-cell table:style-name="ce312" office:value-type="float" office:value="10" calcext:value-type="float">
            <text:p>10</text:p>
          </table:table-cell>
          <table:table-cell table:style-name="ce312" table:number-columns-repeated="3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10" office:value-type="string" calcext:value-type="string">
            <text:p>Turret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12" office:value-type="float" office:value="3200" calcext:value-type="float">
            <text:p>32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12" office:value-type="float" office:value="600" calcext:value-type="float">
            <text:p>600</text:p>
          </table:table-cell>
          <table:table-cell table:style-name="ce312" office:value-type="float" office:value="10" calcext:value-type="float">
            <text:p>10</text:p>
          </table:table-cell>
          <table:table-cell table:style-name="ce312" table:number-columns-repeated="3"/>
          <table:table-cell table:style-name="ce169"/>
          <table:table-cell table:style-name="ce169" office:value-type="percentage" office:value="0.55" calcext:value-type="percentage">
            <text:p>55%</text:p>
          </table:table-cell>
          <table:table-cell table:style-name="ce169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11" office:value-type="string" calcext:value-type="string">
            <text:p>Turret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12" office:value-type="float" office:value="3200" calcext:value-type="float">
            <text:p>3200</text:p>
          </table:table-cell>
          <table:table-cell table:style-name="ce312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12" office:value-type="float" office:value="600" calcext:value-type="float">
            <text:p>600</text:p>
          </table:table-cell>
          <table:table-cell table:style-name="ce312" office:value-type="float" office:value="10" calcext:value-type="float">
            <text:p>10</text:p>
          </table:table-cell>
          <table:table-cell table:style-name="ce312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12" office:value-type="string" calcext:value-type="string">
            <text:p>AP-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 office:value-type="float" office:value="6" calcext:value-type="float">
            <text:p>6</text:p>
          </table:table-cell>
          <table:table-cell table:style-name="ce2" office:value-type="string" calcext:value-type="string">
            <text:p>Massegesch. 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13" office:value-type="string" calcext:value-type="string">
            <text:p>AP-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 office:value-type="float" office:value="6" calcext:value-type="float">
            <text:p>6</text:p>
          </table:table-cell>
          <table:table-cell table:style-name="ce2" office:value-type="string" calcext:value-type="string">
            <text:p>Massegesch.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14" office:value-type="string" calcext:value-type="string">
            <text:p>AP-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 office:value-type="float" office:value="6" calcext:value-type="float">
            <text:p>6</text:p>
          </table:table-cell>
          <table:table-cell table:style-name="ce2" office:value-type="string" calcext:value-type="string">
            <text:p>Massegesch.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15" office:value-type="string" calcext:value-type="string">
            <text:p>Echo-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12"/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16" office:value-type="string" calcext:value-type="string">
            <text:p>Echo-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12"/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17" office:value-type="string" calcext:value-type="string">
            <text:p>Echo-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12" table:number-columns-repeated="5"/>
          <table:table-cell table:style-name="ce169" table:number-columns-repeated="3"/>
          <table:table-cell table:style-name="ce312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12"/>
          <table:table-cell table:style-name="ce2" office:value-type="string" calcext:value-type="string">
            <text:p>Polaronenstr.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18" office:value-type="string" calcext:value-type="string">
            <text:p>Gladius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Gaußgeschütz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19" office:value-type="string" calcext:value-type="string">
            <text:p>Gladius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gesch.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20" office:value-type="string" calcext:value-type="string">
            <text:p>Gladius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12" office:value-type="float" office:value="2250" calcext:value-type="float">
            <text:p>2250</text:p>
          </table:table-cell>
          <table:table-cell table:style-name="ce312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Massegesch.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21" office:value-type="string" calcext:value-type="string">
            <text:p>Hydra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12" office:value-type="float" office:value="1500" calcext:value-type="float">
            <text:p>15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0" calcext:value-type="float">
            <text:p>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22" office:value-type="string" calcext:value-type="string">
            <text:p>Hydra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12" office:value-type="float" office:value="1500" calcext:value-type="float">
            <text:p>15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0" calcext:value-type="float">
            <text:p>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23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12" office:value-type="float" office:value="1500" calcext:value-type="float">
            <text:p>1500</text:p>
          </table:table-cell>
          <table:table-cell table:style-name="ce312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12" office:value-type="float" office:value="350" calcext:value-type="float">
            <text:p>350</text:p>
          </table:table-cell>
          <table:table-cell table:style-name="ce312" office:value-type="float" office:value="0" calcext:value-type="float">
            <text:p>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24" office:value-type="string" calcext:value-type="string">
            <text:p>Net-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5" calcext:value-type="float">
            <text:p>5</text:p>
          </table:table-cell>
          <table:table-cell table:style-name="ce312" table:number-columns-repeated="3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25" office:value-type="string" calcext:value-type="string">
            <text:p>Net-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5" calcext:value-type="float">
            <text:p>5</text:p>
          </table:table-cell>
          <table:table-cell table:style-name="ce312" table:number-columns-repeated="3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26" office:value-type="string" calcext:value-type="string">
            <text:p>Net-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12" office:value-type="float" office:value="500" calcext:value-type="float">
            <text:p>500</text:p>
          </table:table-cell>
          <table:table-cell table:style-name="ce312" office:value-type="float" office:value="5" calcext:value-type="float">
            <text:p>5</text:p>
          </table:table-cell>
          <table:table-cell table:style-name="ce312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27" office:value-type="string" calcext:value-type="string">
            <text:p>Sico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12" office:value-type="float" office:value="1800" calcext:value-type="float">
            <text:p>1800</text:p>
          </table:table-cell>
          <table:table-cell table:style-name="ce312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12" office:value-type="float" office:value="450" calcext:value-type="float">
            <text:p>450</text:p>
          </table:table-cell>
          <table:table-cell table:style-name="ce312" office:value-type="float" office:value="30" calcext:value-type="float">
            <text:p>3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HEX-Rakete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28" office:value-type="string" calcext:value-type="string">
            <text:p>Sico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12" office:value-type="float" office:value="1800" calcext:value-type="float">
            <text:p>1800</text:p>
          </table:table-cell>
          <table:table-cell table:style-name="ce312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12" office:value-type="float" office:value="450" calcext:value-type="float">
            <text:p>450</text:p>
          </table:table-cell>
          <table:table-cell table:style-name="ce312" office:value-type="float" office:value="30" calcext:value-type="float">
            <text:p>3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29" office:value-type="string" calcext:value-type="string">
            <text:p>Sico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12" office:value-type="float" office:value="1800" calcext:value-type="float">
            <text:p>1800</text:p>
          </table:table-cell>
          <table:table-cell table:style-name="ce312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12" office:value-type="float" office:value="450" calcext:value-type="float">
            <text:p>450</text:p>
          </table:table-cell>
          <table:table-cell table:style-name="ce312" office:value-type="float" office:value="30" calcext:value-type="float">
            <text:p>3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lasmatorpedo 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30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31" office:value-type="string" calcext:value-type="string">
            <text:p>Thermal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32" office:value-type="string" calcext:value-type="string">
            <text:p>Thermal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33" office:value-type="string" calcext:value-type="string">
            <text:p>Abfangjägerstaffel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12" table:number-columns-repeated="2"/>
          <table:table-cell table:style-name="ce2" office:value-type="float" office:value="1200" calcext:value-type="float">
            <text:p>1200</text:p>
          </table:table-cell>
          <table:table-cell table:style-name="ce312" table:number-columns-repeated="2"/>
          <table:table-cell table:style-name="ce312" office:value-type="float" office:value="30" calcext:value-type="float">
            <text:p>30</text:p>
          </table:table-cell>
          <table:table-cell table:style-name="ce312" office:value-type="float" office:value="9000" calcext:value-type="float">
            <text:p>9000</text:p>
          </table:table-cell>
          <table:table-cell table:style-name="ce312" office:value-type="float" office:value="650" calcext:value-type="float">
            <text:p>65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34" office:value-type="string" calcext:value-type="string">
            <text:p>Abfangjägerstaffel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12" table:number-columns-repeated="2"/>
          <table:table-cell table:style-name="ce2" office:value-type="float" office:value="1200" calcext:value-type="float">
            <text:p>1200</text:p>
          </table:table-cell>
          <table:table-cell table:style-name="ce312" table:number-columns-repeated="2"/>
          <table:table-cell table:style-name="ce312" office:value-type="float" office:value="30" calcext:value-type="float">
            <text:p>30</text:p>
          </table:table-cell>
          <table:table-cell table:style-name="ce312" office:value-type="float" office:value="9000" calcext:value-type="float">
            <text:p>9000</text:p>
          </table:table-cell>
          <table:table-cell table:style-name="ce312" office:value-type="float" office:value="650" calcext:value-type="float">
            <text:p>65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35" office:value-type="string" calcext:value-type="string">
            <text:p>Abfangjägerstaffel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12" table:number-columns-repeated="2"/>
          <table:table-cell table:style-name="ce2" office:value-type="float" office:value="1200" calcext:value-type="float">
            <text:p>1200</text:p>
          </table:table-cell>
          <table:table-cell table:style-name="ce312" table:number-columns-repeated="2"/>
          <table:table-cell table:style-name="ce312" office:value-type="float" office:value="30" calcext:value-type="float">
            <text:p>30</text:p>
          </table:table-cell>
          <table:table-cell table:style-name="ce312" office:value-type="float" office:value="9000" calcext:value-type="float">
            <text:p>9000</text:p>
          </table:table-cell>
          <table:table-cell table:style-name="ce312" office:value-type="float" office:value="650" calcext:value-type="float">
            <text:p>650</text:p>
          </table:table-cell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36" office:value-type="string" calcext:value-type="string">
            <text:p>Aurora-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12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37" office:value-type="string" calcext:value-type="string">
            <text:p>Aurora-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12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38" office:value-type="string" calcext:value-type="string">
            <text:p>Aurora-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12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39" office:value-type="string" calcext:value-type="string">
            <text:p>Belagerungstreiber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40" office:value-type="string" calcext:value-type="string">
            <text:p>Belagerungstreiber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41" office:value-type="string" calcext:value-type="string">
            <text:p>Belagerungstreiber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12" office:value-type="float" office:value="4000" calcext:value-type="float">
            <text:p>4000</text:p>
          </table:table-cell>
          <table:table-cell table:style-name="ce312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42" office:value-type="string" calcext:value-type="string">
            <text:p>Burst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43" office:value-type="string" calcext:value-type="string">
            <text:p>Burst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44" office:value-type="string" calcext:value-type="string">
            <text:p>Burst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45" office:value-type="string" calcext:value-type="string">
            <text:p>Creeper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5" calcext:value-type="float">
            <text:p>35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12" office:value-type="float" office:value="700" calcext:value-type="float">
            <text:p>700</text:p>
          </table:table-cell>
          <table:table-cell table:style-name="ce312" office:value-type="float" office:value="90" calcext:value-type="float">
            <text:p>9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IV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46" office:value-type="string" calcext:value-type="string">
            <text:p>Creeper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3" calcext:value-type="float">
            <text:p>43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12" office:value-type="float" office:value="700" calcext:value-type="float">
            <text:p>700</text:p>
          </table:table-cell>
          <table:table-cell table:style-name="ce312" office:value-type="float" office:value="90" calcext:value-type="float">
            <text:p>9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47" office:value-type="string" calcext:value-type="string">
            <text:p>Creeper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4" calcext:value-type="float">
            <text:p>54</text:p>
          </table:table-cell>
          <table:table-cell table:style-name="ce312" office:value-type="float" office:value="2500" calcext:value-type="float">
            <text:p>2500</text:p>
          </table:table-cell>
          <table:table-cell table:style-name="ce312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12" office:value-type="float" office:value="700" calcext:value-type="float">
            <text:p>700</text:p>
          </table:table-cell>
          <table:table-cell table:style-name="ce312" office:value-type="float" office:value="90" calcext:value-type="float">
            <text:p>90</text:p>
          </table:table-cell>
          <table:table-cell table:style-name="ce312" table:number-columns-repeated="3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48" office:value-type="string" calcext:value-type="string">
            <text:p>Wellen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12" table:number-columns-repeated="5"/>
          <table:table-cell table:style-name="ce169" office:value-type="percentage" office:value="0.25" calcext:value-type="percentage">
            <text:p>25%</text:p>
          </table:table-cell>
          <table:table-cell table:style-name="ce169" table:number-columns-repeated="2"/>
          <table:table-cell table:style-name="ce312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49"/>
          <table:table-cell table:style-name="ce2" table:number-columns-repeated="3"/>
          <table:table-cell table:style-name="ce312" table:number-columns-repeated="2"/>
          <table:table-cell table:style-name="ce2"/>
          <table:table-cell table:style-name="ce312" table:number-columns-repeated="5"/>
          <table:table-cell table:style-name="ce169" table:number-columns-repeated="3"/>
          <table:table-cell table:style-name="ce312"/>
          <table:table-cell table:style-name="ce169"/>
          <table:table-cell table:style-name="ce312"/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 table:number-rows-repeated="19">
          <table:table-cell table:style-name="ce175" table:number-columns-repeated="6"/>
          <table:table-cell table:style-name="ce313" table:number-columns-repeated="2"/>
          <table:table-cell table:style-name="ce175"/>
          <table:table-cell table:style-name="ce313" table:number-columns-repeated="5"/>
          <table:table-cell table:style-name="ce309" table:number-columns-repeated="3"/>
          <table:table-cell table:style-name="ce313"/>
          <table:table-cell table:style-name="ce309"/>
          <table:table-cell table:style-name="ce313"/>
          <table:table-cell table:style-name="ce175" table:number-columns-repeated="3"/>
          <table:table-cell table:style-name="ce310" table:number-columns-repeated="6"/>
          <table:table-cell table:style-name="ce175" table:number-columns-repeated="2"/>
          <table:table-cell table:style-name="ce451"/>
          <table:table-cell table:style-name="ce3" table:number-columns-repeated="985"/>
        </table:table-row>
        <table:table-row table:style-name="ro3" table:number-rows-repeated="4">
          <table:table-cell table:number-columns-repeated="8"/>
          <table:table-cell table:style-name="ce175"/>
          <table:table-cell table:number-columns-repeated="5"/>
          <table:table-cell table:style-name="ce309" table:number-columns-repeated="3"/>
          <table:table-cell table:style-name="ce313"/>
          <table:table-cell table:style-name="ce309"/>
          <table:table-cell table:style-name="ce313"/>
          <table:table-cell table:number-columns-repeated="6"/>
          <table:table-cell table:style-name="ce310" table:number-columns-repeated="3"/>
          <table:table-cell table:style-name="ce175"/>
          <table:table-cell/>
          <table:table-cell table:style-name="ce451"/>
          <table:table-cell table:number-columns-repeated="985"/>
        </table:table-row>
        <table:table-row table:style-name="ro3" table:number-rows-repeated="24">
          <table:table-cell table:number-columns-repeated="8"/>
          <table:table-cell table:style-name="ce175"/>
          <table:table-cell table:number-columns-repeated="5"/>
          <table:table-cell table:style-name="ce309" table:number-columns-repeated="3"/>
          <table:table-cell table:style-name="ce313"/>
          <table:table-cell table:style-name="ce309"/>
          <table:table-cell table:style-name="ce313"/>
          <table:table-cell table:number-columns-repeated="6"/>
          <table:table-cell table:style-name="ce310" table:number-columns-repeated="3"/>
          <table:table-cell table:style-name="ce175"/>
          <table:table-cell table:number-columns-repeated="987"/>
        </table:table-row>
        <table:table-row table:style-name="ro3" table:number-rows-repeated="11">
          <table:table-cell table:number-columns-repeated="8"/>
          <table:table-cell table:style-name="ce175"/>
          <table:table-cell table:number-columns-repeated="17"/>
          <table:table-cell table:style-name="ce310" table:number-columns-repeated="3"/>
          <table:table-cell table:style-name="ce17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10" table:number-columns-repeated="3"/>
          <table:table-cell table:style-name="ce175"/>
          <table:table-cell table:number-columns-repeated="987"/>
        </table:table-row>
        <table:table-row table:style-name="ro3" table:number-rows-repeated="1048322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</calcext:conditional-formats>
      </table:table>
      <table:table table:name="Modul Verbesserung" table:style-name="ta4">
        <office:forms form:automatic-focus="false" form:apply-design-mode="false"/>
        <table:table-column table:style-name="co61" table:default-cell-style-name="ce3"/>
        <table:table-column table:style-name="co62" table:default-cell-style-name="ce3"/>
        <table:table-column table:style-name="co4" table:default-cell-style-name="ce3"/>
        <table:table-column table:style-name="co5" table:default-cell-style-name="ce3"/>
        <table:table-column table:style-name="co60" table:default-cell-style-name="ce3"/>
        <table:table-column table:style-name="co63" table:default-cell-style-name="ce167"/>
        <table:table-column table:style-name="co64" table:default-cell-style-name="ce167"/>
        <table:table-column table:style-name="co23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51" table:number-columns-repeated="3" table:default-cell-style-name="ce3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34" table:number-columns-repeated="2" table:default-cell-style-name="ce167"/>
        <table:table-column table:style-name="co35" table:default-cell-style-name="ce167"/>
        <table:table-column table:style-name="co36" table:default-cell-style-name="ce3"/>
        <table:table-column table:style-name="co17" table:default-cell-style-name="ce3"/>
        <table:table-column table:style-name="co19" table:default-cell-style-name="ce173"/>
        <table:table-column table:style-name="co37" table:number-columns-repeated="1000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5" office:value-type="string" calcext:value-type="string">
            <text:p>Kollateral</text:p>
          </table:table-cell>
          <table:table-cell table:style-name="ce165" office:value-type="string" calcext:value-type="string">
            <text:p>Lager (t)</text:p>
          </table:table-cell>
          <table:table-cell table:style-name="ce165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2" office:value-type="string" calcext:value-type="string">
            <text:p>Antimateriesilo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250000" calcext:value-type="float">
            <text:p>250.000</text:p>
          </table:table-cell>
          <table:table-cell table:style-name="ce166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3" office:value-type="string" calcext:value-type="string">
            <text:p>Antimateriesilo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4" office:value-type="string" calcext:value-type="string">
            <text:p>Antimateriesilo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640000" calcext:value-type="float">
            <text:p>64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5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024000" calcext:value-type="float">
            <text:p>1.024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6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1638000" calcext:value-type="float">
            <text:p>1.638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7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2621000" calcext:value-type="float">
            <text:p>2.621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8" office:value-type="string" calcext:value-type="string">
            <text:p>Antimateriesilo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4194000" calcext:value-type="float">
            <text:p>4.194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9" office:value-type="string" calcext:value-type="string">
            <text:p>Antimateriesilo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710000" calcext:value-type="float">
            <text:p>6.71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60" office:value-type="string" calcext:value-type="string">
            <text:p>Antimateriesilo IX</text:p>
          </table:table-cell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0736000" calcext:value-type="float">
            <text:p>10.736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61" office:value-type="string" calcext:value-type="string">
            <text:p>Antimateriesilo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17178000" calcext:value-type="float">
            <text:p>17.178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3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6" office:value-type="float" office:value="150000" calcext:value-type="float">
            <text:p>150.000</text:p>
          </table:table-cell>
          <table:table-cell table:style-name="ce16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166"/>
          <table:table-cell table:style-name="ce166" office:value-type="float" office:value="59160" calcext:value-type="float">
            <text:p>59.160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4" office:value-type="string" calcext:value-type="string">
            <text:p>Brücke III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16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</text:p>
          </table:table-cell>
          <table:table-cell table:style-name="ce166"/>
          <table:table-cell table:style-name="ce166" office:value-type="float" office:value="585684" calcext:value-type="float">
            <text:p>585.684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0" calcext:value-type="float">
            <text:p>30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5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6" office:value-type="float" office:value="1350000" calcext:value-type="float">
            <text:p>1.350.000</text:p>
          </table:table-cell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II</text:p>
          </table:table-cell>
          <table:table-cell table:style-name="ce166"/>
          <table:table-cell table:style-name="ce166" office:value-type="float" office:value="4744038" calcext:value-type="float">
            <text:p>4.744.03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6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6" office:value-type="float" office:value="4050000" calcext:value-type="float">
            <text:p>4.050.000</text:p>
          </table:table-cell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166"/>
          <table:table-cell table:style-name="ce166" office:value-type="float" office:value="23909964" calcext:value-type="float">
            <text:p>23.909.964</text:p>
          </table:table-cell>
          <table:table-cell table:style-name="ce166" office:value-type="float" office:value="5977491" calcext:value-type="float">
            <text:p>5.977.491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67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68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2" office:value-type="string" calcext:value-type="string">
            <text:p>Flottenwerft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69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0" office:value-type="string" calcext:value-type="string">
            <text:p>Flottenwerft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2" office:value-type="string" calcext:value-type="string">
            <text:p>Flottenwerft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1" office:value-type="string" calcext:value-type="string">
            <text:p>Flottenwerft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2" office:value-type="string" calcext:value-type="string">
            <text:p>Flottenwerft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2" office:value-type="string" calcext:value-type="string">
            <text:p>Flottenwerft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3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4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2" office:value-type="string" calcext:value-type="string">
            <text:p>Flottenwerft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5" office:value-type="string" calcext:value-type="string">
            <text:p>Flottenwerft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8085532" calcext:value-type="float">
            <text:p>18.085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6" office:value-type="string" calcext:value-type="string">
            <text:p>Flottenwerft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2" office:value-type="string" calcext:value-type="string">
            <text:p>Flottenwerft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77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78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2" office:value-type="string" calcext:value-type="string">
            <text:p>Helium-3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79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2" office:value-type="string" calcext:value-type="string">
            <text:p>Helium-3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0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2" office:value-type="string" calcext:value-type="string">
            <text:p>Helium-3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1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2" office:value-type="string" calcext:value-type="string">
            <text:p>Helium-3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2" office:value-type="string" calcext:value-type="string">
            <text:p>Helium-3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2" office:value-type="string" calcext:value-type="string">
            <text:p>Helium-3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3" office:value-type="string" calcext:value-type="string">
            <text:p>Helium-3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70560" calcext:value-type="float">
            <text:p>17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2" office:value-type="string" calcext:value-type="string">
            <text:p>Helium-3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4" office:value-type="string" calcext:value-type="string">
            <text:p>Helium-3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2" office:value-type="string" calcext:value-type="string">
            <text:p>Helium-3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5" office:value-type="string" calcext:value-type="string">
            <text:p>Helium-3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2" office:value-type="string" calcext:value-type="string">
            <text:p>Helium-3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6" office:value-type="string" calcext:value-type="string">
            <text:p>Helium-3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2" office:value-type="string" calcext:value-type="string">
            <text:p>Helium-3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384930" calcext:value-type="float">
            <text:p>1.384.9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87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6" table:number-columns-repeated="2"/>
          <table:table-cell table:style-name="ce169" table:number-columns-repeated="5"/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638" calcext:value-type="float">
            <text:p>638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88" office:value-type="string" calcext:value-type="string">
            <text:p>Kampfmodul II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920" calcext:value-type="float">
            <text:p>1.920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89" office:value-type="string" calcext:value-type="string">
            <text:p>Kampfmodul III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5760" calcext:value-type="float">
            <text:p>5.760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0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17280" calcext:value-type="float">
            <text:p>17.280</text:p>
          </table:table-cell>
          <table:table-cell table:style-name="ce166" table:number-columns-repeated="3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1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1840" calcext:value-type="float">
            <text:p>51.84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155520" calcext:value-type="float">
            <text:p>155.520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3" office:value-type="string" calcext:value-type="string">
            <text:p>Kampfmodul VII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466560" calcext:value-type="float">
            <text:p>466.56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4" office:value-type="string" calcext:value-type="string">
            <text:p>Kampfmodul VIII</text:p>
          </table:table-cell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99680" calcext:value-type="float">
            <text:p>1.399.680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39" calcext:value-type="float">
            <text:p>39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5" office:value-type="string" calcext:value-type="string">
            <text:p>Kampfmodul IX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3779135" calcext:value-type="float">
            <text:p>3.779.135</text:p>
          </table:table-cell>
          <table:table-cell table:style-name="ce166" table:number-columns-repeated="2"/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6" office:value-type="string" calcext:value-type="string">
            <text:p>Kampfmodul X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0077695" calcext:value-type="float">
            <text:p>10.077.695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497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498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499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200000" calcext:value-type="float">
            <text:p>2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0" office:value-type="string" calcext:value-type="string">
            <text:p>Lagermodul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1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800000" calcext:value-type="float">
            <text:p>8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1600000" calcext:value-type="float">
            <text:p>1.6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3" office:value-type="string" calcext:value-type="string">
            <text:p>Lagermodul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3200000" calcext:value-type="float">
            <text:p>3.2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4" office:value-type="string" calcext:value-type="string">
            <text:p>Lagermodul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400000" calcext:value-type="float">
            <text:p>6.4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5" office:value-type="string" calcext:value-type="string">
            <text:p>Lagermodul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2800000" calcext:value-type="float">
            <text:p>12.8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6" office:value-type="string" calcext:value-type="string">
            <text:p>Lagermodul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25600000" calcext:value-type="float">
            <text:p>25.6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07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08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2" office:value-type="string" calcext:value-type="string">
            <text:p>Mineralerz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09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2" office:value-type="string" calcext:value-type="string">
            <text:p>Mineralerz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0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2" office:value-type="string" calcext:value-type="string">
            <text:p>Mineralerz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1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2" office:value-type="string" calcext:value-type="string">
            <text:p>Mineralerz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2" office:value-type="string" calcext:value-type="string">
            <text:p>Mineralerz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3" office:value-type="string" calcext:value-type="string">
            <text:p>Mineralerz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40560" calcext:value-type="float">
            <text:p>14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2" office:value-type="string" calcext:value-type="string">
            <text:p>Mineralerz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4" office:value-type="string" calcext:value-type="string">
            <text:p>Mineralerz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2" office:value-type="string" calcext:value-type="string">
            <text:p>Mineralerz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5" office:value-type="string" calcext:value-type="string">
            <text:p>Mineralerz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2" office:value-type="string" calcext:value-type="string">
            <text:p>Mineralerz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6" office:value-type="string" calcext:value-type="string">
            <text:p>Mineralerz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2" office:value-type="string" calcext:value-type="string">
            <text:p>Mineralerz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729330" calcext:value-type="float">
            <text:p>1.729.3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17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18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19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0" office:value-type="string" calcext:value-type="string">
            <text:p>Schiffsfabrik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1" office:value-type="string" calcext:value-type="string">
            <text:p>Schiffsfabrik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2" office:value-type="string" calcext:value-type="string">
            <text:p>Schiffsfabrik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3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4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5" office:value-type="string" calcext:value-type="string">
            <text:p>Schiffsfabrik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8086532" calcext:value-type="float">
            <text:p>18.086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6" office:value-type="string" calcext:value-type="string">
            <text:p>Schiffsfabrik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27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28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2136" calcext:value-type="float">
            <text:p>12.13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29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3376" calcext:value-type="float">
            <text:p>33.376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0" office:value-type="string" calcext:value-type="string">
            <text:p>Schiffs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91781" calcext:value-type="float">
            <text:p>91.78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1" office:value-type="string" calcext:value-type="string">
            <text:p>Schiffs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52398" calcext:value-type="float">
            <text:p>252.39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2" office:value-type="string" calcext:value-type="string">
            <text:p>Schiffs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694093" calcext:value-type="float">
            <text:p>694.093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3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908752" calcext:value-type="float">
            <text:p>1.908.75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4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5249071" calcext:value-type="float">
            <text:p>5.249.071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5" office:value-type="string" calcext:value-type="string">
            <text:p>Schiffs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6" office:value-type="string" calcext:value-type="string">
            <text:p>Schiffs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31776882" calcext:value-type="float">
            <text:p>31.776.882</text:p>
          </table:table-cell>
          <table:table-cell table:style-name="ce166" office:value-type="float" office:value="7939220" calcext:value-type="float">
            <text:p>7.939.220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37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38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1586" calcext:value-type="float">
            <text:p>11.58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39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1857" calcext:value-type="float">
            <text:p>31.857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0" office:value-type="string" calcext:value-type="string">
            <text:p>Technik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7607" calcext:value-type="float">
            <text:p>87.607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1" office:value-type="string" calcext:value-type="string">
            <text:p>Technik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40925" calcext:value-type="float">
            <text:p>240.925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662542" calcext:value-type="float">
            <text:p>662.54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3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821992" calcext:value-type="float">
            <text:p>1.821.99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4" office:value-type="string" calcext:value-type="string">
            <text:p>Technik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5010477" calcext:value-type="float">
            <text:p>5.010.477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5" office:value-type="string" calcext:value-type="string">
            <text:p>Technik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2400932" calcext:value-type="float">
            <text:p>12.400.932</text:p>
          </table:table-cell>
          <table:table-cell table:style-name="ce166" office:value-type="float" office:value="1377881" calcext:value-type="float">
            <text:p>1.377.88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6" office:value-type="string" calcext:value-type="string">
            <text:p>Technik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30313384" calcext:value-type="float">
            <text:p>30.313.384</text:p>
          </table:table-cell>
          <table:table-cell table:style-name="ce166" office:value-type="float" office:value="7578346" calcext:value-type="float">
            <text:p>7.578.34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47" office:value-type="string" calcext:value-type="string">
            <text:p>Terminus-Mine I</text:p>
          </table:table-cell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Brücke I</text:p>
          </table:table-cell>
          <table:table-cell table:style-name="ce2" table:number-columns-repeated="2"/>
          <table:table-cell table:style-name="ce166"/>
          <table:table-cell table:style-name="ce166" office:value-type="float" office:value="77760" calcext:value-type="float">
            <text:p>77.760</text:p>
          </table:table-cell>
          <table:table-cell table:style-name="ce166" table:number-columns-repeated="3"/>
          <table:table-cell table:style-name="ce166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rminus-Mine</text:p>
          </table:table-cell>
          <table:table-cell table:style-name="ce548" office:value-type="string" calcext:value-type="string">
            <text:p>Terminus-Mine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49" office:value-type="string" calcext:value-type="string">
            <text:p>Terminus-Mine I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0" office:value-type="string" calcext:value-type="string">
            <text:p>Terminus-Mine IV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1" office:value-type="string" calcext:value-type="string">
            <text:p>Terminus-Mine V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2" office:value-type="string" calcext:value-type="string">
            <text:p>Terminus-Mine V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3" office:value-type="string" calcext:value-type="string">
            <text:p>Terminus-Mine V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4" office:value-type="string" calcext:value-type="string">
            <text:p>Terminus-Mine VI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5" office:value-type="string" calcext:value-type="string">
            <text:p>Terminus-Mine IX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6" office:value-type="string" calcext:value-type="string">
            <text:p>Terminus-Mine X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57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58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166"/>
          <table:table-cell table:style-name="ce166" office:value-type="float" office:value="11034" calcext:value-type="float">
            <text:p>11.034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59" office:value-type="string" calcext:value-type="string">
            <text:p>Waffen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I</text:p>
          </table:table-cell>
          <table:table-cell table:style-name="ce2" table:number-columns-repeated="2"/>
          <table:table-cell table:style-name="ce166"/>
          <table:table-cell table:style-name="ce166" office:value-type="float" office:value="30341" calcext:value-type="float">
            <text:p>30.341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0" office:value-type="string" calcext:value-type="string">
            <text:p>Waffen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II</text:p>
          </table:table-cell>
          <table:table-cell table:style-name="ce2" table:number-columns-repeated="2"/>
          <table:table-cell table:style-name="ce166"/>
          <table:table-cell table:style-name="ce166" office:value-type="float" office:value="83438" calcext:value-type="float">
            <text:p>83.438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1" office:value-type="string" calcext:value-type="string">
            <text:p>Waffen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V</text:p>
          </table:table-cell>
          <table:table-cell table:style-name="ce2" table:number-columns-repeated="2"/>
          <table:table-cell table:style-name="ce166"/>
          <table:table-cell table:style-name="ce166" office:value-type="float" office:value="229453" calcext:value-type="float">
            <text:p>229.453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2" office:value-type="string" calcext:value-type="string">
            <text:p>Waffen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</text:p>
          </table:table-cell>
          <table:table-cell table:style-name="ce2" table:number-columns-repeated="2"/>
          <table:table-cell table:style-name="ce166"/>
          <table:table-cell table:style-name="ce166" office:value-type="float" office:value="630992" calcext:value-type="float">
            <text:p>630.99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3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6"/>
          <table:table-cell table:style-name="ce166" office:value-type="float" office:value="1735231" calcext:value-type="float">
            <text:p>1.735.231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4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6"/>
          <table:table-cell table:style-name="ce166" office:value-type="float" office:value="4771882" calcext:value-type="float">
            <text:p>4.771.88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5" office:value-type="string" calcext:value-type="string">
            <text:p>Waffen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6" office:value-type="string" calcext:value-type="string">
            <text:p>Waffen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6"/>
          <table:table-cell table:style-name="ce166" office:value-type="float" office:value="28869890" calcext:value-type="float">
            <text:p>28.869.890</text:p>
          </table:table-cell>
          <table:table-cell table:style-name="ce166" office:value-type="float" office:value="7217473" calcext:value-type="float">
            <text:p>7.217.473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67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68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5775" calcext:value-type="float">
            <text:p>5.775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69" office:value-type="string" calcext:value-type="string">
            <text:p>Werkstatt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I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18525" calcext:value-type="float">
            <text:p>18.525</text:p>
          </table:table-cell>
          <table:table-cell table:style-name="ce166" table:number-columns-repeated="3"/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0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II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string" calcext:value-type="string">
            <text:p>Schiffsfabrik VII</text:p>
          </table:table-cell>
          <table:table-cell table:style-name="ce166"/>
          <table:table-cell table:style-name="ce166" office:value-type="string" calcext:value-type="string">
            <text:p>12136?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1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IX</text:p>
          </table:table-cell>
          <table:table-cell table:style-name="ce166"/>
          <table:table-cell table:style-name="ce166" office:value-type="float" office:value="190740" calcext:value-type="float">
            <text:p>190.74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2" office:value-type="string" calcext:value-type="string">
            <text:p>Werkstatt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6" table:number-columns-repeated="4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0" calcext:value-type="float">
            <text:p>10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3" office:value-type="string" calcext:value-type="string">
            <text:p>Werkstatt V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22" calcext:value-type="float">
            <text:p>22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4" office:value-type="string" calcext:value-type="string">
            <text:p>Werkstatt VI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 table:number-rows-repeated="19">
          <table:table-cell table:number-columns-repeated="23"/>
          <table:table-cell table:style-name="ce451"/>
          <table:table-cell table:number-columns-repeated="1000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ul Verbesserung'.B2:'Modul Verbesserung'.B2">
            <calcext:condition calcext:apply-style-name="HintergrundGruen" calcext:value="formula-is(NOT(ISBLANK([.X2])))" calcext:base-cell-address="'Modul Verbesserung'.B2"/>
          </calcext:conditional-format>
          <calcext:conditional-format calcext:target-range-address="'Modul Verbesserung'.B3:'Modul Verbesserung'.B3">
            <calcext:condition calcext:apply-style-name="HintergrundGruen" calcext:value="formula-is(NOT(ISBLANK([.X3])))" calcext:base-cell-address="'Modul Verbesserung'.B3"/>
          </calcext:conditional-format>
          <calcext:conditional-format calcext:target-range-address="'Modul Verbesserung'.B4:'Modul Verbesserung'.B4">
            <calcext:condition calcext:apply-style-name="HintergrundGruen" calcext:value="formula-is(NOT(ISBLANK([.X4])))" calcext:base-cell-address="'Modul Verbesserung'.B4"/>
          </calcext:conditional-format>
          <calcext:conditional-format calcext:target-range-address="'Modul Verbesserung'.B5:'Modul Verbesserung'.B5">
            <calcext:condition calcext:apply-style-name="HintergrundGruen" calcext:value="formula-is(NOT(ISBLANK([.X5])))" calcext:base-cell-address="'Modul Verbesserung'.B5"/>
          </calcext:conditional-format>
          <calcext:conditional-format calcext:target-range-address="'Modul Verbesserung'.B6:'Modul Verbesserung'.B6">
            <calcext:condition calcext:apply-style-name="HintergrundGruen" calcext:value="formula-is(NOT(ISBLANK([.X6])))" calcext:base-cell-address="'Modul Verbesserung'.B6"/>
          </calcext:conditional-format>
          <calcext:conditional-format calcext:target-range-address="'Modul Verbesserung'.B7:'Modul Verbesserung'.B7">
            <calcext:condition calcext:apply-style-name="HintergrundGruen" calcext:value="formula-is(NOT(ISBLANK([.X7])))" calcext:base-cell-address="'Modul Verbesserung'.B7"/>
          </calcext:conditional-format>
          <calcext:conditional-format calcext:target-range-address="'Modul Verbesserung'.B8:'Modul Verbesserung'.B8">
            <calcext:condition calcext:apply-style-name="HintergrundGruen" calcext:value="formula-is(NOT(ISBLANK([.X8])))" calcext:base-cell-address="'Modul Verbesserung'.B8"/>
          </calcext:conditional-format>
          <calcext:conditional-format calcext:target-range-address="'Modul Verbesserung'.B9:'Modul Verbesserung'.B9">
            <calcext:condition calcext:apply-style-name="HintergrundGruen" calcext:value="formula-is(NOT(ISBLANK([.X9])))" calcext:base-cell-address="'Modul Verbesserung'.B9"/>
          </calcext:conditional-format>
          <calcext:conditional-format calcext:target-range-address="'Modul Verbesserung'.B10:'Modul Verbesserung'.B10">
            <calcext:condition calcext:apply-style-name="HintergrundGruen" calcext:value="formula-is(NOT(ISBLANK([.X10])))" calcext:base-cell-address="'Modul Verbesserung'.B10"/>
          </calcext:conditional-format>
          <calcext:conditional-format calcext:target-range-address="'Modul Verbesserung'.B11:'Modul Verbesserung'.B11">
            <calcext:condition calcext:apply-style-name="HintergrundGruen" calcext:value="formula-is(NOT(ISBLANK([.X11])))" calcext:base-cell-address="'Modul Verbesserung'.B11"/>
          </calcext:conditional-format>
          <calcext:conditional-format calcext:target-range-address="'Modul Verbesserung'.B12:'Modul Verbesserung'.B12">
            <calcext:condition calcext:apply-style-name="HintergrundGruen" calcext:value="formula-is(NOT(ISBLANK([.X12])))" calcext:base-cell-address="'Modul Verbesserung'.B12"/>
          </calcext:conditional-format>
          <calcext:conditional-format calcext:target-range-address="'Modul Verbesserung'.B13:'Modul Verbesserung'.B13">
            <calcext:condition calcext:apply-style-name="HintergrundGruen" calcext:value="formula-is(NOT(ISBLANK([.X13])))" calcext:base-cell-address="'Modul Verbesserung'.B13"/>
          </calcext:conditional-format>
          <calcext:conditional-format calcext:target-range-address="'Modul Verbesserung'.B14:'Modul Verbesserung'.B14">
            <calcext:condition calcext:apply-style-name="HintergrundGruen" calcext:value="formula-is(NOT(ISBLANK([.X14])))" calcext:base-cell-address="'Modul Verbesserung'.B14"/>
          </calcext:conditional-format>
          <calcext:conditional-format calcext:target-range-address="'Modul Verbesserung'.B15:'Modul Verbesserung'.B15">
            <calcext:condition calcext:apply-style-name="HintergrundGruen" calcext:value="formula-is(NOT(ISBLANK([.X15])))" calcext:base-cell-address="'Modul Verbesserung'.B15"/>
          </calcext:conditional-format>
          <calcext:conditional-format calcext:target-range-address="'Modul Verbesserung'.B16:'Modul Verbesserung'.B16">
            <calcext:condition calcext:apply-style-name="HintergrundGruen" calcext:value="formula-is(NOT(ISBLANK([.X16])))" calcext:base-cell-address="'Modul Verbesserung'.B16"/>
          </calcext:conditional-format>
          <calcext:conditional-format calcext:target-range-address="'Modul Verbesserung'.B17:'Modul Verbesserung'.B17">
            <calcext:condition calcext:apply-style-name="HintergrundGruen" calcext:value="formula-is(NOT(ISBLANK([.X17])))" calcext:base-cell-address="'Modul Verbesserung'.B17"/>
          </calcext:conditional-format>
          <calcext:conditional-format calcext:target-range-address="'Modul Verbesserung'.B18:'Modul Verbesserung'.B18">
            <calcext:condition calcext:apply-style-name="HintergrundGruen" calcext:value="formula-is(NOT(ISBLANK([.X18])))" calcext:base-cell-address="'Modul Verbesserung'.B18"/>
          </calcext:conditional-format>
          <calcext:conditional-format calcext:target-range-address="'Modul Verbesserung'.B19:'Modul Verbesserung'.B19">
            <calcext:condition calcext:apply-style-name="HintergrundGruen" calcext:value="formula-is(NOT(ISBLANK([.X19])))" calcext:base-cell-address="'Modul Verbesserung'.B19"/>
          </calcext:conditional-format>
          <calcext:conditional-format calcext:target-range-address="'Modul Verbesserung'.B20:'Modul Verbesserung'.B20">
            <calcext:condition calcext:apply-style-name="HintergrundGruen" calcext:value="formula-is(NOT(ISBLANK([.X20])))" calcext:base-cell-address="'Modul Verbesserung'.B20"/>
          </calcext:conditional-format>
          <calcext:conditional-format calcext:target-range-address="'Modul Verbesserung'.B21:'Modul Verbesserung'.B21">
            <calcext:condition calcext:apply-style-name="HintergrundGruen" calcext:value="formula-is(NOT(ISBLANK([.X21])))" calcext:base-cell-address="'Modul Verbesserung'.B21"/>
          </calcext:conditional-format>
          <calcext:conditional-format calcext:target-range-address="'Modul Verbesserung'.B22:'Modul Verbesserung'.B22">
            <calcext:condition calcext:apply-style-name="HintergrundGruen" calcext:value="formula-is(NOT(ISBLANK([.X22])))" calcext:base-cell-address="'Modul Verbesserung'.B22"/>
          </calcext:conditional-format>
          <calcext:conditional-format calcext:target-range-address="'Modul Verbesserung'.B23:'Modul Verbesserung'.B23">
            <calcext:condition calcext:apply-style-name="HintergrundGruen" calcext:value="formula-is(NOT(ISBLANK([.X23])))" calcext:base-cell-address="'Modul Verbesserung'.B23"/>
          </calcext:conditional-format>
          <calcext:conditional-format calcext:target-range-address="'Modul Verbesserung'.B24:'Modul Verbesserung'.B24">
            <calcext:condition calcext:apply-style-name="HintergrundGruen" calcext:value="formula-is(NOT(ISBLANK([.X24])))" calcext:base-cell-address="'Modul Verbesserung'.B24"/>
          </calcext:conditional-format>
          <calcext:conditional-format calcext:target-range-address="'Modul Verbesserung'.B25:'Modul Verbesserung'.B25">
            <calcext:condition calcext:apply-style-name="HintergrundGruen" calcext:value="formula-is(NOT(ISBLANK([.X25])))" calcext:base-cell-address="'Modul Verbesserung'.B25"/>
          </calcext:conditional-format>
          <calcext:conditional-format calcext:target-range-address="'Modul Verbesserung'.B26:'Modul Verbesserung'.B26">
            <calcext:condition calcext:apply-style-name="HintergrundGruen" calcext:value="formula-is(NOT(ISBLANK([.X26])))" calcext:base-cell-address="'Modul Verbesserung'.B26"/>
          </calcext:conditional-format>
          <calcext:conditional-format calcext:target-range-address="'Modul Verbesserung'.B27:'Modul Verbesserung'.B27">
            <calcext:condition calcext:apply-style-name="HintergrundGruen" calcext:value="formula-is(NOT(ISBLANK([.X27])))" calcext:base-cell-address="'Modul Verbesserung'.B27"/>
          </calcext:conditional-format>
          <calcext:conditional-format calcext:target-range-address="'Modul Verbesserung'.B28:'Modul Verbesserung'.B28">
            <calcext:condition calcext:apply-style-name="HintergrundGruen" calcext:value="formula-is(NOT(ISBLANK([.X28])))" calcext:base-cell-address="'Modul Verbesserung'.B28"/>
          </calcext:conditional-format>
          <calcext:conditional-format calcext:target-range-address="'Modul Verbesserung'.B29:'Modul Verbesserung'.B29">
            <calcext:condition calcext:apply-style-name="HintergrundGruen" calcext:value="formula-is(NOT(ISBLANK([.X29])))" calcext:base-cell-address="'Modul Verbesserung'.B29"/>
          </calcext:conditional-format>
          <calcext:conditional-format calcext:target-range-address="'Modul Verbesserung'.B30:'Modul Verbesserung'.B30">
            <calcext:condition calcext:apply-style-name="HintergrundGruen" calcext:value="formula-is(NOT(ISBLANK([.X30])))" calcext:base-cell-address="'Modul Verbesserung'.B30"/>
          </calcext:conditional-format>
          <calcext:conditional-format calcext:target-range-address="'Modul Verbesserung'.B31:'Modul Verbesserung'.B31">
            <calcext:condition calcext:apply-style-name="HintergrundGruen" calcext:value="formula-is(NOT(ISBLANK([.X31])))" calcext:base-cell-address="'Modul Verbesserung'.B31"/>
          </calcext:conditional-format>
          <calcext:conditional-format calcext:target-range-address="'Modul Verbesserung'.B32:'Modul Verbesserung'.B32">
            <calcext:condition calcext:apply-style-name="HintergrundGruen" calcext:value="formula-is(NOT(ISBLANK([.X32])))" calcext:base-cell-address="'Modul Verbesserung'.B32"/>
          </calcext:conditional-format>
          <calcext:conditional-format calcext:target-range-address="'Modul Verbesserung'.B33:'Modul Verbesserung'.B33">
            <calcext:condition calcext:apply-style-name="HintergrundGruen" calcext:value="formula-is(NOT(ISBLANK([.X33])))" calcext:base-cell-address="'Modul Verbesserung'.B33"/>
          </calcext:conditional-format>
          <calcext:conditional-format calcext:target-range-address="'Modul Verbesserung'.B34:'Modul Verbesserung'.B34">
            <calcext:condition calcext:apply-style-name="HintergrundGruen" calcext:value="formula-is(NOT(ISBLANK([.X34])))" calcext:base-cell-address="'Modul Verbesserung'.B34"/>
          </calcext:conditional-format>
          <calcext:conditional-format calcext:target-range-address="'Modul Verbesserung'.B35:'Modul Verbesserung'.B35">
            <calcext:condition calcext:apply-style-name="HintergrundGruen" calcext:value="formula-is(NOT(ISBLANK([.X35])))" calcext:base-cell-address="'Modul Verbesserung'.B35"/>
          </calcext:conditional-format>
          <calcext:conditional-format calcext:target-range-address="'Modul Verbesserung'.B36:'Modul Verbesserung'.B36">
            <calcext:condition calcext:apply-style-name="HintergrundGruen" calcext:value="formula-is(NOT(ISBLANK([.X36])))" calcext:base-cell-address="'Modul Verbesserung'.B36"/>
          </calcext:conditional-format>
          <calcext:conditional-format calcext:target-range-address="'Modul Verbesserung'.B37:'Modul Verbesserung'.B37">
            <calcext:condition calcext:apply-style-name="HintergrundGruen" calcext:value="formula-is(NOT(ISBLANK([.X37])))" calcext:base-cell-address="'Modul Verbesserung'.B37"/>
          </calcext:conditional-format>
          <calcext:conditional-format calcext:target-range-address="'Modul Verbesserung'.B38:'Modul Verbesserung'.B38">
            <calcext:condition calcext:apply-style-name="HintergrundGruen" calcext:value="formula-is(NOT(ISBLANK([.X38])))" calcext:base-cell-address="'Modul Verbesserung'.B38"/>
          </calcext:conditional-format>
          <calcext:conditional-format calcext:target-range-address="'Modul Verbesserung'.B39:'Modul Verbesserung'.B39">
            <calcext:condition calcext:apply-style-name="HintergrundGruen" calcext:value="formula-is(NOT(ISBLANK([.X39])))" calcext:base-cell-address="'Modul Verbesserung'.B39"/>
          </calcext:conditional-format>
          <calcext:conditional-format calcext:target-range-address="'Modul Verbesserung'.B40:'Modul Verbesserung'.B40">
            <calcext:condition calcext:apply-style-name="HintergrundGruen" calcext:value="formula-is(NOT(ISBLANK([.X40])))" calcext:base-cell-address="'Modul Verbesserung'.B40"/>
          </calcext:conditional-format>
          <calcext:conditional-format calcext:target-range-address="'Modul Verbesserung'.B41:'Modul Verbesserung'.B41">
            <calcext:condition calcext:apply-style-name="HintergrundGruen" calcext:value="formula-is(NOT(ISBLANK([.X41])))" calcext:base-cell-address="'Modul Verbesserung'.B41"/>
          </calcext:conditional-format>
          <calcext:conditional-format calcext:target-range-address="'Modul Verbesserung'.B42:'Modul Verbesserung'.B42">
            <calcext:condition calcext:apply-style-name="HintergrundGruen" calcext:value="formula-is(NOT(ISBLANK([.X42])))" calcext:base-cell-address="'Modul Verbesserung'.B42"/>
          </calcext:conditional-format>
          <calcext:conditional-format calcext:target-range-address="'Modul Verbesserung'.B43:'Modul Verbesserung'.B43">
            <calcext:condition calcext:apply-style-name="HintergrundGruen" calcext:value="formula-is(NOT(ISBLANK([.X43])))" calcext:base-cell-address="'Modul Verbesserung'.B43"/>
          </calcext:conditional-format>
          <calcext:conditional-format calcext:target-range-address="'Modul Verbesserung'.B44:'Modul Verbesserung'.B44">
            <calcext:condition calcext:apply-style-name="HintergrundGruen" calcext:value="formula-is(NOT(ISBLANK([.X44])))" calcext:base-cell-address="'Modul Verbesserung'.B44"/>
          </calcext:conditional-format>
          <calcext:conditional-format calcext:target-range-address="'Modul Verbesserung'.B45:'Modul Verbesserung'.B45">
            <calcext:condition calcext:apply-style-name="HintergrundGruen" calcext:value="formula-is(NOT(ISBLANK([.X45])))" calcext:base-cell-address="'Modul Verbesserung'.B45"/>
          </calcext:conditional-format>
          <calcext:conditional-format calcext:target-range-address="'Modul Verbesserung'.B46:'Modul Verbesserung'.B46">
            <calcext:condition calcext:apply-style-name="HintergrundGruen" calcext:value="formula-is(NOT(ISBLANK([.X46])))" calcext:base-cell-address="'Modul Verbesserung'.B46"/>
          </calcext:conditional-format>
          <calcext:conditional-format calcext:target-range-address="'Modul Verbesserung'.B47:'Modul Verbesserung'.B47">
            <calcext:condition calcext:apply-style-name="HintergrundGruen" calcext:value="formula-is(NOT(ISBLANK([.X47])))" calcext:base-cell-address="'Modul Verbesserung'.B47"/>
          </calcext:conditional-format>
          <calcext:conditional-format calcext:target-range-address="'Modul Verbesserung'.B48:'Modul Verbesserung'.B48">
            <calcext:condition calcext:apply-style-name="HintergrundGruen" calcext:value="formula-is(NOT(ISBLANK([.X48])))" calcext:base-cell-address="'Modul Verbesserung'.B48"/>
          </calcext:conditional-format>
          <calcext:conditional-format calcext:target-range-address="'Modul Verbesserung'.B49:'Modul Verbesserung'.B49">
            <calcext:condition calcext:apply-style-name="HintergrundGruen" calcext:value="formula-is(NOT(ISBLANK([.X49])))" calcext:base-cell-address="'Modul Verbesserung'.B49"/>
          </calcext:conditional-format>
          <calcext:conditional-format calcext:target-range-address="'Modul Verbesserung'.B50:'Modul Verbesserung'.B50">
            <calcext:condition calcext:apply-style-name="HintergrundGruen" calcext:value="formula-is(NOT(ISBLANK([.X50])))" calcext:base-cell-address="'Modul Verbesserung'.B50"/>
          </calcext:conditional-format>
          <calcext:conditional-format calcext:target-range-address="'Modul Verbesserung'.B51:'Modul Verbesserung'.B51">
            <calcext:condition calcext:apply-style-name="HintergrundGruen" calcext:value="formula-is(NOT(ISBLANK([.X51])))" calcext:base-cell-address="'Modul Verbesserung'.B51"/>
          </calcext:conditional-format>
          <calcext:conditional-format calcext:target-range-address="'Modul Verbesserung'.B52:'Modul Verbesserung'.B52">
            <calcext:condition calcext:apply-style-name="HintergrundGruen" calcext:value="formula-is(NOT(ISBLANK([.X52])))" calcext:base-cell-address="'Modul Verbesserung'.B52"/>
          </calcext:conditional-format>
          <calcext:conditional-format calcext:target-range-address="'Modul Verbesserung'.B53:'Modul Verbesserung'.B53">
            <calcext:condition calcext:apply-style-name="HintergrundGruen" calcext:value="formula-is(NOT(ISBLANK([.X53])))" calcext:base-cell-address="'Modul Verbesserung'.B53"/>
          </calcext:conditional-format>
          <calcext:conditional-format calcext:target-range-address="'Modul Verbesserung'.B54:'Modul Verbesserung'.B54">
            <calcext:condition calcext:apply-style-name="HintergrundGruen" calcext:value="formula-is(NOT(ISBLANK([.X54])))" calcext:base-cell-address="'Modul Verbesserung'.B54"/>
          </calcext:conditional-format>
          <calcext:conditional-format calcext:target-range-address="'Modul Verbesserung'.B55:'Modul Verbesserung'.B55">
            <calcext:condition calcext:apply-style-name="HintergrundGruen" calcext:value="formula-is(NOT(ISBLANK([.X55])))" calcext:base-cell-address="'Modul Verbesserung'.B55"/>
          </calcext:conditional-format>
          <calcext:conditional-format calcext:target-range-address="'Modul Verbesserung'.B56:'Modul Verbesserung'.B56">
            <calcext:condition calcext:apply-style-name="HintergrundGruen" calcext:value="formula-is(NOT(ISBLANK([.X56])))" calcext:base-cell-address="'Modul Verbesserung'.B56"/>
          </calcext:conditional-format>
          <calcext:conditional-format calcext:target-range-address="'Modul Verbesserung'.B57:'Modul Verbesserung'.B57">
            <calcext:condition calcext:apply-style-name="HintergrundGruen" calcext:value="formula-is(NOT(ISBLANK([.X57])))" calcext:base-cell-address="'Modul Verbesserung'.B57"/>
          </calcext:conditional-format>
          <calcext:conditional-format calcext:target-range-address="'Modul Verbesserung'.B58:'Modul Verbesserung'.B58">
            <calcext:condition calcext:apply-style-name="HintergrundGruen" calcext:value="formula-is(NOT(ISBLANK([.X58])))" calcext:base-cell-address="'Modul Verbesserung'.B58"/>
          </calcext:conditional-format>
          <calcext:conditional-format calcext:target-range-address="'Modul Verbesserung'.B59:'Modul Verbesserung'.B59">
            <calcext:condition calcext:apply-style-name="HintergrundGruen" calcext:value="formula-is(NOT(ISBLANK([.X59])))" calcext:base-cell-address="'Modul Verbesserung'.B59"/>
          </calcext:conditional-format>
          <calcext:conditional-format calcext:target-range-address="'Modul Verbesserung'.B60:'Modul Verbesserung'.B60">
            <calcext:condition calcext:apply-style-name="HintergrundGruen" calcext:value="formula-is(NOT(ISBLANK([.X60])))" calcext:base-cell-address="'Modul Verbesserung'.B60"/>
          </calcext:conditional-format>
          <calcext:conditional-format calcext:target-range-address="'Modul Verbesserung'.B61:'Modul Verbesserung'.B61">
            <calcext:condition calcext:apply-style-name="HintergrundGruen" calcext:value="formula-is(NOT(ISBLANK([.X61])))" calcext:base-cell-address="'Modul Verbesserung'.B61"/>
          </calcext:conditional-format>
          <calcext:conditional-format calcext:target-range-address="'Modul Verbesserung'.B62:'Modul Verbesserung'.B62">
            <calcext:condition calcext:apply-style-name="HintergrundGruen" calcext:value="formula-is(NOT(ISBLANK([.X62])))" calcext:base-cell-address="'Modul Verbesserung'.B62"/>
          </calcext:conditional-format>
          <calcext:conditional-format calcext:target-range-address="'Modul Verbesserung'.B63:'Modul Verbesserung'.B63">
            <calcext:condition calcext:apply-style-name="HintergrundGruen" calcext:value="formula-is(NOT(ISBLANK([.X63])))" calcext:base-cell-address="'Modul Verbesserung'.B63"/>
          </calcext:conditional-format>
          <calcext:conditional-format calcext:target-range-address="'Modul Verbesserung'.B64:'Modul Verbesserung'.B64">
            <calcext:condition calcext:apply-style-name="HintergrundGruen" calcext:value="formula-is(NOT(ISBLANK([.X64])))" calcext:base-cell-address="'Modul Verbesserung'.B64"/>
          </calcext:conditional-format>
          <calcext:conditional-format calcext:target-range-address="'Modul Verbesserung'.B65:'Modul Verbesserung'.B65">
            <calcext:condition calcext:apply-style-name="HintergrundGruen" calcext:value="formula-is(NOT(ISBLANK([.X65])))" calcext:base-cell-address="'Modul Verbesserung'.B65"/>
          </calcext:conditional-format>
          <calcext:conditional-format calcext:target-range-address="'Modul Verbesserung'.B66:'Modul Verbesserung'.B66">
            <calcext:condition calcext:apply-style-name="HintergrundGruen" calcext:value="formula-is(NOT(ISBLANK([.X66])))" calcext:base-cell-address="'Modul Verbesserung'.B66"/>
          </calcext:conditional-format>
          <calcext:conditional-format calcext:target-range-address="'Modul Verbesserung'.B67:'Modul Verbesserung'.B67">
            <calcext:condition calcext:apply-style-name="HintergrundGruen" calcext:value="formula-is(NOT(ISBLANK([.X67])))" calcext:base-cell-address="'Modul Verbesserung'.B67"/>
          </calcext:conditional-format>
          <calcext:conditional-format calcext:target-range-address="'Modul Verbesserung'.B68:'Modul Verbesserung'.B68">
            <calcext:condition calcext:apply-style-name="HintergrundGruen" calcext:value="formula-is(NOT(ISBLANK([.X68])))" calcext:base-cell-address="'Modul Verbesserung'.B68"/>
          </calcext:conditional-format>
          <calcext:conditional-format calcext:target-range-address="'Modul Verbesserung'.B69:'Modul Verbesserung'.B69">
            <calcext:condition calcext:apply-style-name="HintergrundGruen" calcext:value="formula-is(NOT(ISBLANK([.X69])))" calcext:base-cell-address="'Modul Verbesserung'.B69"/>
          </calcext:conditional-format>
          <calcext:conditional-format calcext:target-range-address="'Modul Verbesserung'.B70:'Modul Verbesserung'.B70">
            <calcext:condition calcext:apply-style-name="HintergrundGruen" calcext:value="formula-is(NOT(ISBLANK([.X70])))" calcext:base-cell-address="'Modul Verbesserung'.B70"/>
          </calcext:conditional-format>
          <calcext:conditional-format calcext:target-range-address="'Modul Verbesserung'.B71:'Modul Verbesserung'.B71">
            <calcext:condition calcext:apply-style-name="HintergrundGruen" calcext:value="formula-is(NOT(ISBLANK([.X71])))" calcext:base-cell-address="'Modul Verbesserung'.B71"/>
          </calcext:conditional-format>
          <calcext:conditional-format calcext:target-range-address="'Modul Verbesserung'.B72:'Modul Verbesserung'.B72">
            <calcext:condition calcext:apply-style-name="HintergrundGruen" calcext:value="formula-is(NOT(ISBLANK([.X72])))" calcext:base-cell-address="'Modul Verbesserung'.B72"/>
          </calcext:conditional-format>
          <calcext:conditional-format calcext:target-range-address="'Modul Verbesserung'.B73:'Modul Verbesserung'.B73">
            <calcext:condition calcext:apply-style-name="HintergrundGruen" calcext:value="formula-is(NOT(ISBLANK([.X73])))" calcext:base-cell-address="'Modul Verbesserung'.B73"/>
          </calcext:conditional-format>
          <calcext:conditional-format calcext:target-range-address="'Modul Verbesserung'.B74:'Modul Verbesserung'.B74">
            <calcext:condition calcext:apply-style-name="HintergrundGruen" calcext:value="formula-is(NOT(ISBLANK([.X74])))" calcext:base-cell-address="'Modul Verbesserung'.B74"/>
          </calcext:conditional-format>
          <calcext:conditional-format calcext:target-range-address="'Modul Verbesserung'.B75:'Modul Verbesserung'.B75">
            <calcext:condition calcext:apply-style-name="HintergrundGruen" calcext:value="formula-is(NOT(ISBLANK([.X75])))" calcext:base-cell-address="'Modul Verbesserung'.B75"/>
          </calcext:conditional-format>
          <calcext:conditional-format calcext:target-range-address="'Modul Verbesserung'.B76:'Modul Verbesserung'.B76">
            <calcext:condition calcext:apply-style-name="HintergrundGruen" calcext:value="formula-is(NOT(ISBLANK([.X76])))" calcext:base-cell-address="'Modul Verbesserung'.B76"/>
          </calcext:conditional-format>
          <calcext:conditional-format calcext:target-range-address="'Modul Verbesserung'.B77:'Modul Verbesserung'.B77">
            <calcext:condition calcext:apply-style-name="HintergrundGruen" calcext:value="formula-is(NOT(ISBLANK([.X77])))" calcext:base-cell-address="'Modul Verbesserung'.B77"/>
          </calcext:conditional-format>
          <calcext:conditional-format calcext:target-range-address="'Modul Verbesserung'.B78:'Modul Verbesserung'.B78">
            <calcext:condition calcext:apply-style-name="HintergrundGruen" calcext:value="formula-is(NOT(ISBLANK([.X78])))" calcext:base-cell-address="'Modul Verbesserung'.B78"/>
          </calcext:conditional-format>
          <calcext:conditional-format calcext:target-range-address="'Modul Verbesserung'.B79:'Modul Verbesserung'.B79">
            <calcext:condition calcext:apply-style-name="HintergrundGruen" calcext:value="formula-is(NOT(ISBLANK([.X79])))" calcext:base-cell-address="'Modul Verbesserung'.B79"/>
          </calcext:conditional-format>
          <calcext:conditional-format calcext:target-range-address="'Modul Verbesserung'.B80:'Modul Verbesserung'.B80">
            <calcext:condition calcext:apply-style-name="HintergrundGruen" calcext:value="formula-is(NOT(ISBLANK([.X80])))" calcext:base-cell-address="'Modul Verbesserung'.B80"/>
          </calcext:conditional-format>
          <calcext:conditional-format calcext:target-range-address="'Modul Verbesserung'.B81:'Modul Verbesserung'.B81">
            <calcext:condition calcext:apply-style-name="HintergrundGruen" calcext:value="formula-is(NOT(ISBLANK([.X81])))" calcext:base-cell-address="'Modul Verbesserung'.B81"/>
          </calcext:conditional-format>
          <calcext:conditional-format calcext:target-range-address="'Modul Verbesserung'.B82:'Modul Verbesserung'.B82">
            <calcext:condition calcext:apply-style-name="HintergrundGruen" calcext:value="formula-is(NOT(ISBLANK([.X82])))" calcext:base-cell-address="'Modul Verbesserung'.B82"/>
          </calcext:conditional-format>
          <calcext:conditional-format calcext:target-range-address="'Modul Verbesserung'.B83:'Modul Verbesserung'.B83">
            <calcext:condition calcext:apply-style-name="HintergrundGruen" calcext:value="formula-is(NOT(ISBLANK([.X83])))" calcext:base-cell-address="'Modul Verbesserung'.B83"/>
          </calcext:conditional-format>
          <calcext:conditional-format calcext:target-range-address="'Modul Verbesserung'.B84:'Modul Verbesserung'.B84">
            <calcext:condition calcext:apply-style-name="HintergrundGruen" calcext:value="formula-is(NOT(ISBLANK([.X84])))" calcext:base-cell-address="'Modul Verbesserung'.B84"/>
          </calcext:conditional-format>
          <calcext:conditional-format calcext:target-range-address="'Modul Verbesserung'.B85:'Modul Verbesserung'.B85">
            <calcext:condition calcext:apply-style-name="HintergrundGruen" calcext:value="formula-is(NOT(ISBLANK([.X85])))" calcext:base-cell-address="'Modul Verbesserung'.B85"/>
          </calcext:conditional-format>
          <calcext:conditional-format calcext:target-range-address="'Modul Verbesserung'.B86:'Modul Verbesserung'.B86">
            <calcext:condition calcext:apply-style-name="HintergrundGruen" calcext:value="formula-is(NOT(ISBLANK([.X86])))" calcext:base-cell-address="'Modul Verbesserung'.B86"/>
          </calcext:conditional-format>
          <calcext:conditional-format calcext:target-range-address="'Modul Verbesserung'.B87:'Modul Verbesserung'.B87">
            <calcext:condition calcext:apply-style-name="HintergrundGruen" calcext:value="formula-is(NOT(ISBLANK([.X87])))" calcext:base-cell-address="'Modul Verbesserung'.B87"/>
          </calcext:conditional-format>
          <calcext:conditional-format calcext:target-range-address="'Modul Verbesserung'.B88:'Modul Verbesserung'.B88">
            <calcext:condition calcext:apply-style-name="HintergrundGruen" calcext:value="formula-is(NOT(ISBLANK([.X88])))" calcext:base-cell-address="'Modul Verbesserung'.B88"/>
          </calcext:conditional-format>
          <calcext:conditional-format calcext:target-range-address="'Modul Verbesserung'.B89:'Modul Verbesserung'.B89">
            <calcext:condition calcext:apply-style-name="HintergrundGruen" calcext:value="formula-is(NOT(ISBLANK([.X89])))" calcext:base-cell-address="'Modul Verbesserung'.B89"/>
          </calcext:conditional-format>
          <calcext:conditional-format calcext:target-range-address="'Modul Verbesserung'.B90:'Modul Verbesserung'.B90">
            <calcext:condition calcext:apply-style-name="HintergrundGruen" calcext:value="formula-is(NOT(ISBLANK([.X90])))" calcext:base-cell-address="'Modul Verbesserung'.B90"/>
          </calcext:conditional-format>
          <calcext:conditional-format calcext:target-range-address="'Modul Verbesserung'.B91:'Modul Verbesserung'.B91">
            <calcext:condition calcext:apply-style-name="HintergrundGruen" calcext:value="formula-is(NOT(ISBLANK([.X91])))" calcext:base-cell-address="'Modul Verbesserung'.B91"/>
          </calcext:conditional-format>
          <calcext:conditional-format calcext:target-range-address="'Modul Verbesserung'.B92:'Modul Verbesserung'.B92">
            <calcext:condition calcext:apply-style-name="HintergrundGruen" calcext:value="formula-is(NOT(ISBLANK([.X92])))" calcext:base-cell-address="'Modul Verbesserung'.B92"/>
          </calcext:conditional-format>
          <calcext:conditional-format calcext:target-range-address="'Modul Verbesserung'.B93:'Modul Verbesserung'.B93">
            <calcext:condition calcext:apply-style-name="HintergrundGruen" calcext:value="formula-is(NOT(ISBLANK([.X93])))" calcext:base-cell-address="'Modul Verbesserung'.B93"/>
          </calcext:conditional-format>
          <calcext:conditional-format calcext:target-range-address="'Modul Verbesserung'.B94:'Modul Verbesserung'.B94">
            <calcext:condition calcext:apply-style-name="HintergrundGruen" calcext:value="formula-is(NOT(ISBLANK([.X94])))" calcext:base-cell-address="'Modul Verbesserung'.B94"/>
          </calcext:conditional-format>
          <calcext:conditional-format calcext:target-range-address="'Modul Verbesserung'.B95:'Modul Verbesserung'.B95">
            <calcext:condition calcext:apply-style-name="HintergrundGruen" calcext:value="formula-is(NOT(ISBLANK([.X95])))" calcext:base-cell-address="'Modul Verbesserung'.B95"/>
          </calcext:conditional-format>
          <calcext:conditional-format calcext:target-range-address="'Modul Verbesserung'.B96:'Modul Verbesserung'.B96">
            <calcext:condition calcext:apply-style-name="HintergrundGruen" calcext:value="formula-is(NOT(ISBLANK([.X96])))" calcext:base-cell-address="'Modul Verbesserung'.B96"/>
          </calcext:conditional-format>
          <calcext:conditional-format calcext:target-range-address="'Modul Verbesserung'.B107:'Modul Verbesserung'.B107">
            <calcext:condition calcext:apply-style-name="HintergrundGruen" calcext:value="formula-is(NOT(ISBLANK([.X107])))" calcext:base-cell-address="'Modul Verbesserung'.B107"/>
          </calcext:conditional-format>
          <calcext:conditional-format calcext:target-range-address="'Modul Verbesserung'.B108:'Modul Verbesserung'.B108">
            <calcext:condition calcext:apply-style-name="HintergrundGruen" calcext:value="formula-is(NOT(ISBLANK([.X108])))" calcext:base-cell-address="'Modul Verbesserung'.B108"/>
          </calcext:conditional-format>
          <calcext:conditional-format calcext:target-range-address="'Modul Verbesserung'.B109:'Modul Verbesserung'.B109">
            <calcext:condition calcext:apply-style-name="HintergrundGruen" calcext:value="formula-is(NOT(ISBLANK([.X109])))" calcext:base-cell-address="'Modul Verbesserung'.B109"/>
          </calcext:conditional-format>
          <calcext:conditional-format calcext:target-range-address="'Modul Verbesserung'.B110:'Modul Verbesserung'.B110">
            <calcext:condition calcext:apply-style-name="HintergrundGruen" calcext:value="formula-is(NOT(ISBLANK([.X110])))" calcext:base-cell-address="'Modul Verbesserung'.B110"/>
          </calcext:conditional-format>
          <calcext:conditional-format calcext:target-range-address="'Modul Verbesserung'.B111:'Modul Verbesserung'.B111">
            <calcext:condition calcext:apply-style-name="HintergrundGruen" calcext:value="formula-is(NOT(ISBLANK([.X111])))" calcext:base-cell-address="'Modul Verbesserung'.B111"/>
          </calcext:conditional-format>
          <calcext:conditional-format calcext:target-range-address="'Modul Verbesserung'.B112:'Modul Verbesserung'.B112">
            <calcext:condition calcext:apply-style-name="HintergrundGruen" calcext:value="formula-is(NOT(ISBLANK([.X112])))" calcext:base-cell-address="'Modul Verbesserung'.B112"/>
          </calcext:conditional-format>
          <calcext:conditional-format calcext:target-range-address="'Modul Verbesserung'.B113:'Modul Verbesserung'.B113">
            <calcext:condition calcext:apply-style-name="HintergrundGruen" calcext:value="formula-is(NOT(ISBLANK([.X113])))" calcext:base-cell-address="'Modul Verbesserung'.B113"/>
          </calcext:conditional-format>
          <calcext:conditional-format calcext:target-range-address="'Modul Verbesserung'.B114:'Modul Verbesserung'.B114">
            <calcext:condition calcext:apply-style-name="HintergrundGruen" calcext:value="formula-is(NOT(ISBLANK([.X114])))" calcext:base-cell-address="'Modul Verbesserung'.B114"/>
          </calcext:conditional-format>
          <calcext:conditional-format calcext:target-range-address="'Modul Verbesserung'.B115:'Modul Verbesserung'.B115">
            <calcext:condition calcext:apply-style-name="HintergrundGruen" calcext:value="formula-is(NOT(ISBLANK([.X115])))" calcext:base-cell-address="'Modul Verbesserung'.B115"/>
          </calcext:conditional-format>
          <calcext:conditional-format calcext:target-range-address="'Modul Verbesserung'.B116:'Modul Verbesserung'.B116">
            <calcext:condition calcext:apply-style-name="HintergrundGruen" calcext:value="formula-is(NOT(ISBLANK([.X116])))" calcext:base-cell-address="'Modul Verbesserung'.B116"/>
          </calcext:conditional-format>
          <calcext:conditional-format calcext:target-range-address="'Modul Verbesserung'.B117:'Modul Verbesserung'.B117">
            <calcext:condition calcext:apply-style-name="HintergrundGruen" calcext:value="formula-is(NOT(ISBLANK([.X117])))" calcext:base-cell-address="'Modul Verbesserung'.B117"/>
          </calcext:conditional-format>
          <calcext:conditional-format calcext:target-range-address="'Modul Verbesserung'.B118:'Modul Verbesserung'.B118">
            <calcext:condition calcext:apply-style-name="HintergrundGruen" calcext:value="formula-is(NOT(ISBLANK([.X118])))" calcext:base-cell-address="'Modul Verbesserung'.B118"/>
          </calcext:conditional-format>
          <calcext:conditional-format calcext:target-range-address="'Modul Verbesserung'.B119:'Modul Verbesserung'.B119">
            <calcext:condition calcext:apply-style-name="HintergrundGruen" calcext:value="formula-is(NOT(ISBLANK([.X119])))" calcext:base-cell-address="'Modul Verbesserung'.B119"/>
          </calcext:conditional-format>
          <calcext:conditional-format calcext:target-range-address="'Modul Verbesserung'.B120:'Modul Verbesserung'.B120">
            <calcext:condition calcext:apply-style-name="HintergrundGruen" calcext:value="formula-is(NOT(ISBLANK([.X120])))" calcext:base-cell-address="'Modul Verbesserung'.B120"/>
          </calcext:conditional-format>
          <calcext:conditional-format calcext:target-range-address="'Modul Verbesserung'.B121:'Modul Verbesserung'.B121">
            <calcext:condition calcext:apply-style-name="HintergrundGruen" calcext:value="formula-is(NOT(ISBLANK([.X121])))" calcext:base-cell-address="'Modul Verbesserung'.B121"/>
          </calcext:conditional-format>
          <calcext:conditional-format calcext:target-range-address="'Modul Verbesserung'.B122:'Modul Verbesserung'.B122">
            <calcext:condition calcext:apply-style-name="HintergrundGruen" calcext:value="formula-is(NOT(ISBLANK([.X122])))" calcext:base-cell-address="'Modul Verbesserung'.B122"/>
          </calcext:conditional-format>
          <calcext:conditional-format calcext:target-range-address="'Modul Verbesserung'.B123:'Modul Verbesserung'.B123">
            <calcext:condition calcext:apply-style-name="HintergrundGruen" calcext:value="formula-is(NOT(ISBLANK([.X123])))" calcext:base-cell-address="'Modul Verbesserung'.B123"/>
          </calcext:conditional-format>
          <calcext:conditional-format calcext:target-range-address="'Modul Verbesserung'.B124:'Modul Verbesserung'.B124">
            <calcext:condition calcext:apply-style-name="HintergrundGruen" calcext:value="formula-is(NOT(ISBLANK([.X124])))" calcext:base-cell-address="'Modul Verbesserung'.B124"/>
          </calcext:conditional-format>
          <calcext:conditional-format calcext:target-range-address="'Modul Verbesserung'.B97:'Modul Verbesserung'.B97">
            <calcext:condition calcext:apply-style-name="HintergrundGruen" calcext:value="formula-is(NOT(ISBLANK([.X97])))" calcext:base-cell-address="'Modul Verbesserung'.B97"/>
          </calcext:conditional-format>
          <calcext:conditional-format calcext:target-range-address="'Modul Verbesserung'.B98:'Modul Verbesserung'.B98">
            <calcext:condition calcext:apply-style-name="HintergrundGruen" calcext:value="formula-is(NOT(ISBLANK([.X98])))" calcext:base-cell-address="'Modul Verbesserung'.B98"/>
          </calcext:conditional-format>
          <calcext:conditional-format calcext:target-range-address="'Modul Verbesserung'.B99:'Modul Verbesserung'.B99">
            <calcext:condition calcext:apply-style-name="HintergrundGruen" calcext:value="formula-is(NOT(ISBLANK([.X99])))" calcext:base-cell-address="'Modul Verbesserung'.B99"/>
          </calcext:conditional-format>
          <calcext:conditional-format calcext:target-range-address="'Modul Verbesserung'.B100:'Modul Verbesserung'.B100">
            <calcext:condition calcext:apply-style-name="HintergrundGruen" calcext:value="formula-is(NOT(ISBLANK([.X100])))" calcext:base-cell-address="'Modul Verbesserung'.B100"/>
          </calcext:conditional-format>
          <calcext:conditional-format calcext:target-range-address="'Modul Verbesserung'.B101:'Modul Verbesserung'.B101">
            <calcext:condition calcext:apply-style-name="HintergrundGruen" calcext:value="formula-is(NOT(ISBLANK([.X101])))" calcext:base-cell-address="'Modul Verbesserung'.B101"/>
          </calcext:conditional-format>
          <calcext:conditional-format calcext:target-range-address="'Modul Verbesserung'.B102:'Modul Verbesserung'.B102">
            <calcext:condition calcext:apply-style-name="HintergrundGruen" calcext:value="formula-is(NOT(ISBLANK([.X102])))" calcext:base-cell-address="'Modul Verbesserung'.B102"/>
          </calcext:conditional-format>
          <calcext:conditional-format calcext:target-range-address="'Modul Verbesserung'.B103:'Modul Verbesserung'.B103">
            <calcext:condition calcext:apply-style-name="HintergrundGruen" calcext:value="formula-is(NOT(ISBLANK([.X103])))" calcext:base-cell-address="'Modul Verbesserung'.B103"/>
          </calcext:conditional-format>
          <calcext:conditional-format calcext:target-range-address="'Modul Verbesserung'.B104:'Modul Verbesserung'.B104">
            <calcext:condition calcext:apply-style-name="HintergrundGruen" calcext:value="formula-is(NOT(ISBLANK([.X104])))" calcext:base-cell-address="'Modul Verbesserung'.B104"/>
          </calcext:conditional-format>
          <calcext:conditional-format calcext:target-range-address="'Modul Verbesserung'.B105:'Modul Verbesserung'.B105">
            <calcext:condition calcext:apply-style-name="HintergrundGruen" calcext:value="formula-is(NOT(ISBLANK([.X105])))" calcext:base-cell-address="'Modul Verbesserung'.B105"/>
          </calcext:conditional-format>
          <calcext:conditional-format calcext:target-range-address="'Modul Verbesserung'.B106:'Modul Verbesserung'.B106">
            <calcext:condition calcext:apply-style-name="HintergrundGruen" calcext:value="formula-is(NOT(ISBLANK([.X106])))" calcext:base-cell-address="'Modul Verbesserung'.B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69" table:default-cell-style-name="Default"/>
        <table:table-column table:style-name="co70" table:default-cell-style-name="ce3"/>
        <table:table-column table:style-name="co71" table:default-cell-style-name="ce579"/>
        <table:table-column table:style-name="co37" table:default-cell-style-name="Default"/>
        <table:table-row table:style-name="ro3">
          <table:table-cell table:style-name="ce57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75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75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7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580" office:value-type="string" calcext:value-type="string">
            <text:p>Bauzeit in Tagen</text:p>
          </table:table-cell>
          <table:table-cell table:style-name="ce582"/>
        </table:table-row>
        <table:table-row table:style-name="ro3">
          <table:table-cell table:style-name="ce57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581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7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7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78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2" table:default-cell-style-name="Default"/>
        <table:table-column table:style-name="co73" table:default-cell-style-name="Default"/>
        <table:table-column table:style-name="co37" table:default-cell-style-name="ce3"/>
        <table:table-column table:style-name="co74" table:default-cell-style-name="Default"/>
        <table:table-column table:style-name="co75" table:default-cell-style-name="Default"/>
        <table:table-column table:style-name="co37" table:default-cell-style-name="Default"/>
        <table:table-row table:style-name="ro5">
          <table:table-cell/>
          <table:table-cell table:style-name="ce584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58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83"/>
          <table:table-cell table:style-name="ce58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583"/>
          <table:table-cell table:style-name="ce586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588" table:formula="of:=IFNA(IF(OFFSET([Schiffslabor.$C$1];MATCH([.$B$10];[Schiffslabor.C2:.C149];0);ROW([Schiffslabor.C8]))&gt;0;OFFSET([Schiffslabor.$C$1];MATCH([.$B$10];[Schiffslabor.C2:.C149];0);ROW([Schiffslabor.C8]));&quot;&quot;);&quot;&quot;)" office:value-type="string" office:string-value="Iridium I" calcext:value-type="string">
            <text:p>Iridium I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88" table:formula="of:=IFNA(IF(OFFSET([Schiffslabor.$C$1];MATCH([.$B$10];[Schiffslabor.C2:.C149];0);ROW([Schiffslabor.C9]))&gt;0;OFFSET([Schiffslabor.$C$1];MATCH([.$B$10];[Schiffslabor.C2:.C149];0);ROW([Schiffslabor.C9]));&quot;&quot;);&quot;&quot;)" office:value-type="string" office:string-value="Schiffslabor VII" calcext:value-type="string">
            <text:p>Schiffslabor VII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88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8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588" table:formula="of:=IFNA(IF(OFFSET([Schiffslabor.$C$1];MATCH([.$B$4];[Schiffslabor.C2:.C149];0);ROW([Schiffslabor.C8]))&gt;0;OFFSET([Schiffslabor.$C$1];MATCH([.$B$4];[Schiffslabor.C2:.C149];0);ROW([Schiffslabor.C8]));&quot;&quot;);&quot;&quot;)" office:value-type="string" office:string-value="Zynthium I" calcext:value-type="string">
            <text:p>Zynthium I</text:p>
          </table:table-cell>
          <table:table-cell/>
          <table:table-cell table:style-name="ce588" table:formula="of:=IFNA(IF(OFFSET([Schiffslabor.$C$1];MATCH([.$B$11];[Schiffslabor.C2:.C149];0);ROW([Schiffslabor.C8]))&gt;0;OFFSET([Schiffslabor.$C$1];MATCH([.$B$11];[Schiffslabor.C2:.C149];0);ROW([Schiffslabor.C8]));&quot;&quot;);&quot;&quot;)" office:value-type="string" office:string-value="Iridium I" calcext:value-type="string">
            <text:p>Iridium I</text:p>
          </table:table-cell>
          <table:table-cell table:number-columns-repeated="2"/>
        </table:table-row>
        <table:table-row table:style-name="ro6">
          <table:table-cell/>
          <table:table-cell table:style-name="ce588" table:formula="of:=IFNA(IF(OFFSET([Schiffslabor.$C$1];MATCH([.$B$4];[Schiffslabor.C2:.C149];0);ROW([Schiffslabor.C9]))&gt;0;OFFSET([Schiffslabor.$C$1];MATCH([.$B$4];[Schiffslabor.C2:.C149];0);ROW([Schiffslabor.C9]));&quot;&quot;);&quot;&quot;)" office:value-type="string" office:string-value="Iridium II" calcext:value-type="string">
            <text:p>Iridium II</text:p>
          </table:table-cell>
          <table:table-cell/>
          <table:table-cell table:style-name="ce588" table:formula="of:=IFNA(IF(OFFSET([Schiffslabor.$C$1];MATCH([.$B$11];[Schiffslabor.C2:.C149];0);ROW([Schiffslabor.C9]))&gt;0;OFFSET([Schiffslabor.$C$1];MATCH([.$B$11];[Schiffslabor.C2:.C149];0);ROW([Schiffslabor.C9]));&quot;&quot;);&quot;&quot;)" office:value-type="string" office:string-value="Tritanium II" calcext:value-type="string">
            <text:p>Tritanium II</text:p>
          </table:table-cell>
          <table:table-cell table:number-columns-repeated="2"/>
        </table:table-row>
        <table:table-row table:style-name="ro6">
          <table:table-cell/>
          <table:table-cell table:style-name="ce588" table:formula="of:=IFNA(IF(OFFSET([Schiffslabor.$C$1];MATCH([.$B$4];[Schiffslabor.C2:.C149];0);ROW([Schiffslabor.C10]))&gt;0;OFFSET([Schiffslabor.$C$1];MATCH([.$B$4];[Schiffslabor.C2:.C149];0);ROW([Schiffslabor.C10]));&quot;&quot;);&quot;&quot;)" office:value-type="string" office:string-value="Schiffslabor VIII" calcext:value-type="string">
            <text:p>Schiffslabor VIII</text:p>
          </table:table-cell>
          <table:table-cell/>
          <table:table-cell table:style-name="ce588" table:formula="of:=IFNA(IF(OFFSET([Schiffslabor.$C$1];MATCH([.$B$11];[Schiffslabor.C2:.C149];0);ROW([Schiffslabor.C10]))&gt;0;OFFSET([Schiffslabor.$C$1];MATCH([.$B$11];[Schiffslabor.C2:.C149];0);ROW([Schiffslabor.C10]));&quot;&quot;);&quot;&quot;)" office:value-type="string" office:string-value="Schiffslabor VI" calcext:value-type="string">
            <text:p>Schiffslabor VI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588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589"/>
        </table:table-row>
        <table:table-row table:style-name="ro6">
          <table:table-cell table:number-columns-repeated="3"/>
          <table:table-cell table:style-name="ce588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589"/>
        </table:table-row>
        <table:table-row table:style-name="ro6">
          <table:table-cell table:number-columns-repeated="3"/>
          <table:table-cell table:style-name="ce588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589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584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58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586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588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88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88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8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588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588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88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588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88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588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588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88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88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50:Schiffslabor.AMJ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J13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19:Waffenlabor.AMJ13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W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665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0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796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 style:data-style-name="N2" text:time-value="18:04:35.3824270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6" meta:cell-count="6629" meta:object-count="8"/>
  </office:meta>
</office:document-meta>
</file>